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7" style:family="table">
      <style:table-properties style:width="6.6931in" fo:margin-top="0.2in" fo:margin-bottom="0.2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799in" fo:border="0.05pt solid #b2b2b2"/>
    </style:style>
    <style:style style:name="Table7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9" style:family="table">
      <style:table-properties style:width="6.6931in" fo:margin-top="0.2in" fo:margin-bottom="0.2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799in" fo:border="0.05pt solid #b2b2b2"/>
    </style:style>
    <style:style style:name="Table9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0" style:family="table">
      <style:table-properties style:width="6.6931in" fo:margin-top="0.2in" fo:margin-bottom="0.2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799in" fo:border="0.05pt solid #b2b2b2"/>
    </style:style>
    <style:style style:name="Table10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Contents_20_Heading">
      <style:paragraph-properties fo:text-align="center" style:justify-single-word="false"/>
      <style:text-properties fo:font-size="14pt" officeooo:paragraph-rsid="0037305d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Addressee">
      <style:text-properties officeooo:rsid="0040adbb" officeooo:paragraph-rsid="0040adbb"/>
    </style:style>
    <style:style style:name="P7" style:family="paragraph" style:parent-style-name="Addressee" style:list-style-name="L1">
      <style:text-properties officeooo:rsid="0040adbb" officeooo:paragraph-rsid="0040adbb"/>
    </style:style>
    <style:style style:name="P8" style:family="paragraph" style:parent-style-name="Standard" style:master-page-name="Standard">
      <style:paragraph-properties style:page-number="auto"/>
      <style:text-properties fo:font-weight="bold" officeooo:rsid="0021545e" officeooo:paragraph-rsid="003ad3b7" style:font-weight-asian="bold" style:font-weight-complex="bold"/>
    </style:style>
    <style:style style:name="P9" style:family="paragraph" style:parent-style-name="Standard" style:master-page-name="Standard">
      <style:paragraph-properties style:page-number="auto"/>
      <style:text-properties fo:font-weight="bold" officeooo:rsid="0021545e" officeooo:paragraph-rsid="003fd3d8" style:font-weight-asian="bold" style:font-weight-complex="bold"/>
    </style:style>
    <style:style style:name="P10" style:family="paragraph" style:parent-style-name="Standard" style:master-page-name="Standard">
      <style:paragraph-properties style:page-number="auto"/>
      <style:text-properties fo:font-weight="bold" officeooo:rsid="00456c27" officeooo:paragraph-rsid="00456c27" style:font-weight-asian="bold" style:font-weight-complex="bold"/>
    </style:style>
    <style:style style:name="P11" style:family="paragraph" style:parent-style-name="Standard">
      <style:text-properties style:font-name="0" fo:font-size="10pt" officeooo:paragraph-rsid="003ab7fc" style:font-size-asian="10pt" style:font-size-complex="10pt"/>
    </style:style>
    <style:style style:name="P12" style:family="paragraph" style:parent-style-name="Standard">
      <style:text-properties style:font-name="0" fo:font-size="10pt" officeooo:paragraph-rsid="003cc459" style:font-size-asian="10pt" style:font-size-complex="10pt"/>
    </style:style>
    <style:style style:name="P13" style:family="paragraph" style:parent-style-name="Standard">
      <style:text-properties style:font-name="0" fo:font-size="10pt" officeooo:paragraph-rsid="003eb504" style:font-size-asian="10pt" style:font-size-complex="10pt"/>
    </style:style>
    <style:style style:name="P14" style:family="paragraph" style:parent-style-name="Standard">
      <style:text-properties style:font-name="0" fo:font-size="10pt" officeooo:paragraph-rsid="003fd3d8" style:font-size-asian="10pt" style:font-size-complex="10pt"/>
    </style:style>
    <style:style style:name="P15" style:family="paragraph" style:parent-style-name="Standard">
      <style:text-properties style:font-name="0" fo:font-size="10pt" officeooo:paragraph-rsid="0040adbb" style:font-size-asian="10pt" style:font-size-complex="10pt"/>
    </style:style>
    <style:style style:name="P16" style:family="paragraph" style:parent-style-name="Standard">
      <style:text-properties style:font-name="0" fo:font-size="10pt" officeooo:paragraph-rsid="004294d0" style:font-size-asian="10pt" style:font-size-complex="10pt"/>
    </style:style>
    <style:style style:name="P17" style:family="paragraph" style:parent-style-name="Standard">
      <style:text-properties style:font-name="0" fo:font-size="10pt" officeooo:paragraph-rsid="00448e18" style:font-size-asian="10pt" style:font-size-complex="10pt"/>
    </style:style>
    <style:style style:name="P18" style:family="paragraph" style:parent-style-name="Standard">
      <style:text-properties style:font-name="0" fo:font-size="10pt" officeooo:paragraph-rsid="00456c27" style:font-size-asian="10pt" style:font-size-complex="10pt"/>
    </style:style>
    <style:style style:name="P19" style:family="paragraph" style:parent-style-name="Standard">
      <style:text-properties fo:color="#408080" style:font-name="0" fo:font-size="10pt" fo:font-style="italic" officeooo:rsid="000cabe9" officeooo:paragraph-rsid="003ab7fc" style:font-size-asian="10pt" style:font-style-asian="italic" style:font-size-complex="10pt"/>
    </style:style>
    <style:style style:name="P20" style:family="paragraph" style:parent-style-name="Standard">
      <style:text-properties fo:color="#408080" style:font-name="0" fo:font-size="10pt" fo:font-style="italic" officeooo:rsid="000cabe9" officeooo:paragraph-rsid="003cc459" style:font-size-asian="10pt" style:font-style-asian="italic" style:font-size-complex="10pt"/>
    </style:style>
    <style:style style:name="P21" style:family="paragraph" style:parent-style-name="Standard">
      <style:text-properties fo:color="#408080" style:font-name="0" fo:font-size="10pt" fo:font-style="italic" officeooo:rsid="000cabe9" officeooo:paragraph-rsid="003eb504" style:font-size-asian="10pt" style:font-style-asian="italic" style:font-size-complex="10pt"/>
    </style:style>
    <style:style style:name="P22" style:family="paragraph" style:parent-style-name="Standard">
      <style:text-properties fo:color="#408080" style:font-name="0" fo:font-size="10pt" fo:font-style="italic" officeooo:rsid="000cabe9" officeooo:paragraph-rsid="003fd3d8" style:font-size-asian="10pt" style:font-style-asian="italic" style:font-size-complex="10pt"/>
    </style:style>
    <style:style style:name="P23" style:family="paragraph" style:parent-style-name="Standard">
      <style:text-properties fo:color="#408080" style:font-name="0" fo:font-size="10pt" fo:font-style="italic" officeooo:rsid="000cabe9" officeooo:paragraph-rsid="0040adbb" style:font-size-asian="10pt" style:font-style-asian="italic" style:font-size-complex="10pt"/>
    </style:style>
    <style:style style:name="P24" style:family="paragraph" style:parent-style-name="Standard">
      <style:text-properties fo:color="#408080" style:font-name="0" fo:font-size="10pt" fo:font-style="italic" officeooo:rsid="000cabe9" officeooo:paragraph-rsid="004294d0" style:font-size-asian="10pt" style:font-style-asian="italic" style:font-size-complex="10pt"/>
    </style:style>
    <style:style style:name="P25" style:family="paragraph" style:parent-style-name="Standard">
      <style:text-properties fo:color="#408080" style:font-name="0" fo:font-size="10pt" fo:font-style="italic" officeooo:rsid="000cabe9" officeooo:paragraph-rsid="00448e18" style:font-size-asian="10pt" style:font-style-asian="italic" style:font-size-complex="10pt"/>
    </style:style>
    <style:style style:name="P26" style:family="paragraph" style:parent-style-name="Standard">
      <style:text-properties fo:color="#408080" style:font-name="0" fo:font-size="10pt" fo:font-style="italic" officeooo:rsid="000cabe9" officeooo:paragraph-rsid="00456c27" style:font-size-asian="10pt" style:font-style-asian="italic" style:font-size-complex="10pt"/>
    </style:style>
    <style:style style:name="P27" style:family="paragraph" style:parent-style-name="Standard">
      <style:text-properties fo:font-size="10pt" officeooo:paragraph-rsid="003ab7fc" style:font-size-asian="10pt" style:font-size-complex="10pt"/>
    </style:style>
    <style:style style:name="P28" style:family="paragraph" style:parent-style-name="Standard">
      <style:text-properties fo:font-size="10pt" officeooo:paragraph-rsid="003cc459" style:font-size-asian="10pt" style:font-size-complex="10pt"/>
    </style:style>
    <style:style style:name="P29" style:family="paragraph" style:parent-style-name="Standard">
      <style:text-properties fo:font-size="10pt" officeooo:paragraph-rsid="003eb504" style:font-size-asian="10pt" style:font-size-complex="10pt"/>
    </style:style>
    <style:style style:name="P30" style:family="paragraph" style:parent-style-name="Standard">
      <style:text-properties fo:font-size="10pt" officeooo:paragraph-rsid="003fd3d8" style:font-size-asian="10pt" style:font-size-complex="10pt"/>
    </style:style>
    <style:style style:name="P31" style:family="paragraph" style:parent-style-name="Standard">
      <style:text-properties fo:font-size="10pt" officeooo:paragraph-rsid="0040adbb" style:font-size-asian="10pt" style:font-size-complex="10pt"/>
    </style:style>
    <style:style style:name="P32" style:family="paragraph" style:parent-style-name="Standard">
      <style:text-properties fo:font-size="10pt" officeooo:paragraph-rsid="004294d0" style:font-size-asian="10pt" style:font-size-complex="10pt"/>
    </style:style>
    <style:style style:name="P33" style:family="paragraph" style:parent-style-name="Standard">
      <style:text-properties fo:font-size="10pt" officeooo:paragraph-rsid="00448e18" style:font-size-asian="10pt" style:font-size-complex="10pt"/>
    </style:style>
    <style:style style:name="P34" style:family="paragraph" style:parent-style-name="Standard">
      <style:text-properties fo:font-size="10pt" officeooo:paragraph-rsid="00456c27" style:font-size-asian="10pt" style:font-size-complex="10pt"/>
    </style:style>
    <style:style style:name="P35" style:family="paragraph" style:parent-style-name="Standard" style:master-page-name="Standard">
      <style:paragraph-properties style:page-number="auto"/>
      <style:text-properties fo:font-weight="bold" officeooo:rsid="0021545e" officeooo:paragraph-rsid="0038e0e4" style:font-weight-asian="bold" style:font-weight-complex="bold"/>
    </style:style>
    <style:style style:name="P36" style:family="paragraph" style:parent-style-name="Standard" style:master-page-name="Standard">
      <style:paragraph-properties style:page-number="auto"/>
      <style:text-properties fo:font-weight="bold" officeooo:rsid="0021545e" officeooo:paragraph-rsid="0038e0e4" style:font-weight-asian="bold" style:font-weight-complex="bold"/>
    </style:style>
    <style:style style:name="P37" style:family="paragraph" style:parent-style-name="Standard" style:master-page-name="Standard">
      <style:paragraph-properties style:page-number="auto"/>
      <style:text-properties fo:font-size="10pt" officeooo:paragraph-rsid="003ab7fc" style:font-size-asian="10pt" style:font-size-complex="10pt"/>
    </style:style>
    <style:style style:name="P38" style:family="paragraph" style:parent-style-name="Standard" style:master-page-name="Standard">
      <style:paragraph-properties style:page-number="auto"/>
      <style:text-properties fo:font-size="10pt" officeooo:paragraph-rsid="003ab7fc" style:font-size-asian="10pt" style:font-size-complex="10pt"/>
    </style:style>
    <style:style style:name="P39" style:family="paragraph" style:parent-style-name="Standard" style:master-page-name="Standard">
      <style:paragraph-properties style:page-number="auto"/>
      <style:text-properties fo:font-weight="bold" officeooo:rsid="0021545e" officeooo:paragraph-rsid="003ad3b7" style:font-weight-asian="bold" style:font-weight-complex="bold"/>
    </style:style>
    <style:style style:name="P40" style:family="paragraph" style:parent-style-name="Standard" style:master-page-name="Standard">
      <style:paragraph-properties style:page-number="auto"/>
      <style:text-properties fo:font-size="10pt" officeooo:paragraph-rsid="003cc459" style:font-size-asian="10pt" style:font-size-complex="10pt"/>
    </style:style>
    <style:style style:name="P41" style:family="paragraph" style:parent-style-name="Standard" style:master-page-name="Standard">
      <style:paragraph-properties style:page-number="auto"/>
      <style:text-properties fo:font-size="10pt" officeooo:paragraph-rsid="003cc459" style:font-size-asian="10pt" style:font-size-complex="10pt"/>
    </style:style>
    <style:style style:name="P42" style:family="paragraph" style:parent-style-name="Standard" style:master-page-name="Standard">
      <style:paragraph-properties style:page-number="auto"/>
      <style:text-properties fo:font-size="10pt" officeooo:paragraph-rsid="003eb504" style:font-size-asian="10pt" style:font-size-complex="10pt"/>
    </style:style>
    <style:style style:name="P43" style:family="paragraph" style:parent-style-name="Standard" style:master-page-name="Standard">
      <style:paragraph-properties style:page-number="auto"/>
      <style:text-properties fo:font-weight="bold" officeooo:rsid="0021545e" officeooo:paragraph-rsid="003fd3d8" style:font-weight-asian="bold" style:font-weight-complex="bold"/>
    </style:style>
    <style:style style:name="P44" style:family="paragraph" style:parent-style-name="Standard" style:master-page-name="Standard">
      <style:paragraph-properties style:page-number="auto"/>
      <style:text-properties fo:font-size="10pt" officeooo:paragraph-rsid="003fd3d8" style:font-size-asian="10pt" style:font-size-complex="10pt"/>
    </style:style>
    <style:style style:name="P45" style:family="paragraph" style:parent-style-name="Standard" style:master-page-name="Standard">
      <style:paragraph-properties style:page-number="auto"/>
      <style:text-properties fo:font-size="10pt" officeooo:paragraph-rsid="0040adbb" style:font-size-asian="10pt" style:font-size-complex="10pt"/>
    </style:style>
    <style:style style:name="P46" style:family="paragraph" style:parent-style-name="Standard" style:master-page-name="Standard">
      <style:paragraph-properties style:page-number="auto"/>
      <style:text-properties fo:font-size="10pt" officeooo:paragraph-rsid="004294d0" style:font-size-asian="10pt" style:font-size-complex="10pt"/>
    </style:style>
    <style:style style:name="P47" style:family="paragraph" style:parent-style-name="Standard" style:master-page-name="Standard">
      <style:paragraph-properties style:page-number="auto"/>
      <style:text-properties fo:font-size="10pt" officeooo:paragraph-rsid="00448e18" style:font-size-asian="10pt" style:font-size-complex="10pt"/>
    </style:style>
    <style:style style:name="P48" style:family="paragraph" style:parent-style-name="Standard" style:master-page-name="Standard">
      <style:paragraph-properties style:page-number="auto"/>
      <style:text-properties fo:font-weight="bold" officeooo:rsid="00456c27" officeooo:paragraph-rsid="00456c27" style:font-weight-asian="bold" style:font-weight-complex="bold"/>
    </style:style>
    <style:style style:name="P49" style:family="paragraph" style:parent-style-name="Standard" style:master-page-name="Standard">
      <style:paragraph-properties style:page-number="auto"/>
      <style:text-properties fo:font-size="10pt" officeooo:paragraph-rsid="00456c27" style:font-size-asian="10pt" style:font-size-complex="10pt"/>
    </style:style>
    <style:style style:name="P50" style:family="paragraph" style:parent-style-name="Question">
      <style:text-properties officeooo:paragraph-rsid="0037305d"/>
    </style:style>
    <style:style style:name="P51" style:family="paragraph" style:parent-style-name="Question">
      <style:text-properties officeooo:paragraph-rsid="003fd3d8"/>
    </style:style>
    <style:style style:name="P52" style:family="paragraph" style:parent-style-name="Heading_20_1">
      <style:text-properties officeooo:paragraph-rsid="0037305d"/>
    </style:style>
    <style:style style:name="P53" style:family="paragraph" style:parent-style-name="Heading_20_1">
      <style:text-properties officeooo:paragraph-rsid="0038e0e4"/>
    </style:style>
    <style:style style:name="P54" style:family="paragraph" style:parent-style-name="Heading_20_1">
      <style:text-properties officeooo:paragraph-rsid="003ad3b7"/>
    </style:style>
    <style:style style:name="P55" style:family="paragraph" style:parent-style-name="Heading_20_1">
      <style:text-properties officeooo:paragraph-rsid="003fd3d8"/>
    </style:style>
    <style:style style:name="P56" style:family="paragraph" style:parent-style-name="Heading_20_1">
      <style:text-properties officeooo:paragraph-rsid="00456c27"/>
    </style:style>
    <style:style style:name="T1" style:family="text">
      <style:text-properties fo:color="#008000" style:font-name="0" fo:font-weight="bold" style:font-weight-asian="bold"/>
    </style:style>
    <style:style style:name="T2" style:family="text">
      <style:text-properties style:font-name="0"/>
    </style:style>
    <style:style style:name="T3" style:family="text">
      <style:text-properties fo:color="#b00040" style:font-name="0"/>
    </style:style>
    <style:style style:name="T4" style:family="text">
      <style:text-properties fo:color="#0000ff" style:font-name="0"/>
    </style:style>
    <style:style style:name="T5" style:family="text">
      <style:text-properties fo:color="#666666" style:font-name="0"/>
    </style:style>
    <style:style style:name="T6" style:family="text">
      <style:text-properties fo:color="#bc7a00" style:font-name="0"/>
    </style:style>
    <style:style style:name="T7" style:family="text">
      <style:text-properties fo:color="#bc7a00"/>
    </style:style>
    <style:style style:name="T8" style:family="text">
      <style:text-properties fo:color="#bc7a00"/>
    </style:style>
    <style:style style:name="T9" style:family="text">
      <style:text-properties fo:color="#408080" style:font-name="0" fo:font-style="italic" style:font-style-asian="italic"/>
    </style:style>
    <style:style style:name="T10" style:family="text">
      <style:text-properties fo:color="#ba2121" style:font-name="0"/>
    </style:style>
    <style:style style:name="T11" style:family="text">
      <style:text-properties fo:color="#bb6622" style:font-name="0" fo:font-weight="bold" style:font-weight-asian="bold"/>
    </style:style>
    <style:style style:name="T12" style:family="text">
      <style:text-properties fo:color="#a0a000" style:font-name="0"/>
    </style:style>
    <style:style style:name="T13" style:family="text">
      <style:text-properties officeooo:rsid="0030b032"/>
    </style:style>
    <style:style style:name="T14" style:family="text">
      <style:text-properties officeooo:rsid="0037305d"/>
    </style:style>
    <style:style style:name="T15" style:family="text">
      <style:text-properties officeooo:rsid="0038e0e4"/>
    </style:style>
    <style:style style:name="T16" style:family="text">
      <style:text-properties officeooo:rsid="003ad3b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4">Lista de exercícios <text:span text:style-name="T14">Módulo 08: Gerenciamento de memória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5"><text:a xlink:type="simple" xlink:href="#__RefHeading___Toc21922_2216427884" text:style-name="Index_20_Link" text:visited-style-name="Index_20_Link">Questão 1<text:tab/>1</text:a></text:p>
          <text:p text:style-name="P5"><text:a xlink:type="simple" xlink:href="#__RefHeading___Toc21924_2216427884" text:style-name="Index_20_Link" text:visited-style-name="Index_20_Link">Questão 2<text:tab/>1</text:a></text:p>
          <text:p text:style-name="P5"><text:a xlink:type="simple" xlink:href="#__RefHeading___Toc21926_2216427884" text:style-name="Index_20_Link" text:visited-style-name="Index_20_Link">Questão 3<text:tab/>2</text:a></text:p>
          <text:p text:style-name="P5"><text:a xlink:type="simple" xlink:href="#__RefHeading___Toc21928_2216427884" text:style-name="Index_20_Link" text:visited-style-name="Index_20_Link">Questão 4<text:tab/>3</text:a></text:p>
          <text:p text:style-name="P5"><text:a xlink:type="simple" xlink:href="#__RefHeading___Toc21930_2216427884" text:style-name="Index_20_Link" text:visited-style-name="Index_20_Link">Questão 5<text:tab/>3</text:a></text:p>
          <text:p text:style-name="P5"><text:a xlink:type="simple" xlink:href="#__RefHeading___Toc21932_2216427884" text:style-name="Index_20_Link" text:visited-style-name="Index_20_Link">Questão 6<text:tab/>3</text:a></text:p>
          <text:p text:style-name="P5"><text:a xlink:type="simple" xlink:href="#__RefHeading___Toc21934_2216427884" text:style-name="Index_20_Link" text:visited-style-name="Index_20_Link">Questão 7<text:tab/>6</text:a></text:p>
          <text:p text:style-name="P5"><text:a xlink:type="simple" xlink:href="#__RefHeading___Toc21936_2216427884" text:style-name="Index_20_Link" text:visited-style-name="Index_20_Link">Questão 8<text:tab/>6</text:a></text:p>
          <text:p text:style-name="P5"><text:a xlink:type="simple" xlink:href="#__RefHeading___Toc21938_2216427884" text:style-name="Index_20_Link" text:visited-style-name="Index_20_Link">Questão 9<text:tab/>7</text:a></text:p>
          <text:p text:style-name="P5"><text:a xlink:type="simple" xlink:href="#__RefHeading___Toc21940_2216427884" text:style-name="Index_20_Link" text:visited-style-name="Index_20_Link">Questão 10<text:tab/>9</text:a></text:p>
          <text:p text:style-name="P5"><text:a xlink:type="simple" xlink:href="#__RefHeading___Toc21942_2216427884" text:style-name="Index_20_Link" text:visited-style-name="Index_20_Link">Questão 11<text:tab/>11</text:a></text:p>
        </text:index-body>
      </text:table-of-content>
      <text:h text:style-name="P52" text:outline-level="1"><text:bookmark-start text:name="__RefHeading___Toc21922_2216427884"/>Questão 1<text:bookmark-end text:name="__RefHeading___Toc21922_2216427884"/></text:h>
      <text:p text:style-name="Question">Qual é o problema do smart pointer std:auto_ptr de C++98/03?</text:p>
      <text:p text:style-name="Addressee">std:auto_ptr se comporta como um std::unique_pointer, mas sua semântica de transferência não é intuitiva, pois ele é mutado quando é atribuído à outra variável. std::unique_ptr, por outro lado, não é copiável, e sua posse tem que ser transferida explicitamente.</text:p>
      <text:p text:style-name="Addressee">Fonte: http://stackoverflow.com/questions/3697686/why-is-auto-ptr-being-deprecated</text:p>
      <text:h text:style-name="P52" text:outline-level="1"><text:bookmark-start text:name="__RefHeading___Toc21924_2216427884"/>Questão <text:span text:style-name="T14">2</text:span><text:bookmark-end text:name="__RefHeading___Toc21924_2216427884"/></text:h>
      <text:p text:style-name="Question">Implemente a classe smart_ptr estudada nos slides. Verifique se ela funciona de acordo com sua expectativa (você pode, por exemplo, adicionar std::cout nos métodos para fins de debug)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5"><text:span text:style-name="T15">smart_pointer</text:span>.<text:span text:style-name="T15">h</text:span></text:p>
          </table:table-cell>
        </table:table-row>
        <table:table-row>
          <table:table-cell table:style-name="Table2.A2" office:value-type="string">
            <text:p text:style-name="P37"><text:span text:style-name="T6">#ifndef SMART_PTR_H</text:span></text:p>
            <text:p text:style-name="P27"><text:span text:style-name="T6">#define SMART_PTR_H</text:span></text:p>
            <text:p text:style-name="P11"/>
            <text:p text:style-name="P27"><text:span text:style-name="T6">#include &lt;iostream&gt;</text:span></text:p>
            <text:p text:style-name="P11"/>
            <text:p text:style-name="P27"><text:span text:style-name="T2">template </text:span><text:span text:style-name="T5">&lt;</text:span><text:span text:style-name="T2">class T</text:span><text:span text:style-name="T5">&gt;</text:span></text:p>
            <text:p text:style-name="P27"><text:span text:style-name="T2">class smart_ptr</text:span></text:p>
            <text:p text:style-name="P27"><text:span text:style-name="T2">{</text:span></text:p>
            <text:p text:style-name="P27"><text:span text:style-name="T12">public:</text:span></text:p>
            <text:p text:style-name="P11"/>
            <text:p text:style-name="P27"><text:span text:style-name="T2">smart_ptr(T</text:span><text:span text:style-name="T5">*</text:span><text:span text:style-name="T2"> ptr)</text:span></text:p>
            <text:p text:style-name="P27"><text:span text:style-name="T5">:</text:span><text:span text:style-name="T2"> ptr_(ptr){</text:span></text:p>
            <text:p text:style-name="P27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Created smart_ptr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7"><text:span text:style-name="T2">}</text:span></text:p>
            <text:p text:style-name="P11"/>
            <text:p text:style-name="P27"><text:soft-page-break/><text:span text:style-name="T5">~</text:span><text:span text:style-name="T2">smart_ptr() {</text:span></text:p>
            <text:p text:style-name="P27"><text:span text:style-name="T2"><text:s text:c="4"/>delete ptr_;</text:span></text:p>
            <text:p text:style-name="P27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Destroyed smart_ptr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7"><text:span text:style-name="T2">}</text:span></text:p>
            <text:p text:style-name="P11"/>
            <text:p text:style-name="P27"><text:span text:style-name="T2">T</text:span><text:span text:style-name="T5">*</text:span><text:span text:style-name="T2"> get(){</text:span></text:p>
            <text:p text:style-name="P27"><text:span text:style-name="T2"><text:s text:c="4"/></text:span><text:span text:style-name="T1">return</text:span><text:span text:style-name="T2"> ptr_;</text:span></text:p>
            <text:p text:style-name="P27"><text:span text:style-name="T2">}</text:span></text:p>
            <text:p text:style-name="P11"/>
            <text:p text:style-name="P27"><text:span text:style-name="T2">T</text:span><text:span text:style-name="T5">*</text:span><text:span text:style-name="T2"> release(){</text:span></text:p>
            <text:p text:style-name="P27"><text:span text:style-name="T2"><text:s text:c="4"/>T</text:span><text:span text:style-name="T5">*</text:span><text:span text:style-name="T2"> t </text:span><text:span text:style-name="T5">=</text:span><text:span text:style-name="T2"> ptr_;</text:span></text:p>
            <text:p text:style-name="P27"><text:span text:style-name="T2"><text:s text:c="4"/>ptr_ </text:span><text:span text:style-name="T5">=</text:span><text:span text:style-name="T2"> nullptr;</text:span></text:p>
            <text:p text:style-name="P27"><text:span text:style-name="T2"><text:s text:c="4"/></text:span><text:span text:style-name="T1">return</text:span><text:span text:style-name="T2"> t;</text:span></text:p>
            <text:p text:style-name="P27"><text:span text:style-name="T2">} </text:span></text:p>
            <text:p text:style-name="P11"/>
            <text:p text:style-name="P27"><text:span text:style-name="T12">private:</text:span></text:p>
            <text:p text:style-name="P27"><text:span text:style-name="T2"><text:s text:c="4"/>T</text:span><text:span text:style-name="T5">*</text:span><text:span text:style-name="T2"> ptr_;</text:span></text:p>
            <text:p text:style-name="P27"><text:span text:style-name="T2">};</text:span></text:p>
            <text:p text:style-name="P11"/>
            <text:p text:style-name="P11"/>
            <text:p text:style-name="P19"><text:span text:style-name="T7">#endif </text:span>// SMART_PTR_H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ext:p text:style-name="P35">main.<text:span text:style-name="T13">cpp</text:span></text:p>
          </table:table-cell>
        </table:table-row>
        <table:table-row>
          <table:table-cell table:style-name="Table1.A2" office:value-type="string">
            <text:p text:style-name="P37"><text:span text:style-name="T6">#include &lt;iostream&gt;</text:span></text:p>
            <text:p text:style-name="P27"><text:span text:style-name="T6">#include "smart_ptr.h"</text:span></text:p>
            <text:p text:style-name="P27"><text:span text:style-name="T6">#include &lt;string&gt;</text:span></text:p>
            <text:p text:style-name="P11"/>
            <text:p text:style-name="P27"><text:span text:style-name="T3">int</text:span><text:span text:style-name="T2"> </text:span><text:span text:style-name="T4">main</text:span><text:span text:style-name="T2">()</text:span></text:p>
            <text:p text:style-name="P27"><text:span text:style-name="T2">{</text:span></text:p>
            <text:p text:style-name="P27"><text:span text:style-name="T2"><text:tab/>smart_ptr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 ptr(</text:span><text:span text:style-name="T1">new</text:span><text:span text:style-name="T2"> std</text:span><text:span text:style-name="T5">::</text:span><text:span text:style-name="T2">string(</text:span><text:span text:style-name="T10">"Hello world"</text:span><text:span text:style-name="T2">));</text:span></text:p>
            <text:p text:style-name="P11"/>
            <text:p text:style-name="P27"><text:span text:style-name="T2"><text:s text:c="4"/></text:span><text:span text:style-name="T1">return</text:span><text:span text:style-name="T2"> </text:span><text:span text:style-name="T5">0</text:span><text:span text:style-name="T2">;</text:span></text:p>
            <text:p text:style-name="P19">}</text:p>
          </table:table-cell>
        </table:table-row>
      </table:table>
      <text:h text:style-name="P53" text:outline-level="1"><text:bookmark-start text:name="__RefHeading___Toc21926_2216427884"/>Questão <text:span text:style-name="T14">3</text:span><text:bookmark-end text:name="__RefHeading___Toc21926_2216427884"/></text:h>
      <text:p text:style-name="Question">Visto que std::unique_ptr pode armazenar um deleter em seu segundo parametro template, como é possivel que ele não traga overhead de tamanho em relação a um ponteiro nativo?</text:p>
      <text:p text:style-name="Addressee">Isso ocorre porque o deleter é armazenado como um membro de std::unique_ptr da seguinte forma:</text:p>
      <text:p text:style-name="Addressee"><text:tab/>typedef std::tuple&lt;typename _Pointer::type, _Dp&gt; <text:s/>__tuple_type; <text:s text:c="16"/></text:p>
      <text:p text:style-name="Addressee"><text:s text:c="2"/><text:tab/>__tuple_type <text:s/>_M_t;</text:p>
      <text:p text:style-name="Addressee">Sendo _Dp uma classe vazia:</text:p>
      <text:p text:style-name="Addressee"><text:tab/>typename _Dp = default_delete&lt;_Tp&gt;</text:p>
      <text:p text:style-name="Addressee">Uma vez que std::tuple implementa (dependendo do compilador utilizado) "empty base class optimization", se o ponteiro for instanciado com o deleter padrão, o tamanho da tuple corresponde apenas ao tamanho do raw pointer.</text:p>
      <text:p text:style-name="Addressee">Fonte: <text:s/>http://stackoverflow.com/questions/13460395/how-can-stdunique-ptr-have-no-size-overhead</text:p>
      <text:p text:style-name="Addressee"><text:tab/><text:tab/>http://www.stroustrup.com/bs_faq2.html#sizeof-empty</text:p>
      <text:p text:style-name="Addressee"><text:tab/><text:tab/>https://gcc.gnu.org/onlinedocs/libstdc++/libstdc++-html-USERS-4.4/a01404.html</text:p>
      <text:p text:style-name="Addressee"><text:tab/><text:tab/>https://gcc.gnu.org/onlinedocs/libstdc++/libstdc++-api-4.5/a01066_source.html</text:p>
      <text:h text:style-name="P52" text:outline-level="1"><text:bookmark-start text:name="__RefHeading___Toc21928_2216427884"/><text:soft-page-break/>Questão <text:span text:style-name="T14">4</text:span><text:bookmark-end text:name="__RefHeading___Toc21928_2216427884"/></text:h>
      <text:p text:style-name="Question">Investigue as vantagens/desvantagens de std: :unique_ptr com arrays. Compare com std::vector.</text:p>
      <text:p text:style-name="Addressee">O uso de std::unique_ptr&lt;T[]&gt; não apresenta vantagens expressivas sobre o uso de std::vector, <text:s/>sendo usado apenas como último recurso quando o uso de std::vector não for possível.</text:p>
      <text:p text:style-name="Addressee">Fonte: http://stackoverflow.com/a/16711846/702828</text:p>
      <text:h text:style-name="P52" text:outline-level="1"><text:bookmark-start text:name="__RefHeading___Toc21930_2216427884"/>Questão <text:span text:style-name="T14">5</text:span><text:bookmark-end text:name="__RefHeading___Toc21930_2216427884"/></text:h>
      <text:p text:style-name="Question">Qual o problema do codigo A?</text:p>
      <text:p text:style-name="Addressee">A função f cria um novo std::shared_ptr a partir do raw pointer do primeiro smart_ptr, de forma que ambos tentaram controlar o ciclo de vida do pointeiro sem ter conhecimento um do outro, causando erros por conta de deleções adicionais.</text:p>
      <text:h text:style-name="P52" text:outline-level="1"><text:bookmark-start text:name="__RefHeading___Toc21932_2216427884"/>Questão <text:span text:style-name="T14">6</text:span><text:bookmark-end text:name="__RefHeading___Toc21932_2216427884"/></text:h>
      <text:p text:style-name="P50">Cria um std:unique_ptr e um std:shared_ptr que realizam um log perante a destruição do objeto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><text:span text:style-name="T16">unique_ptr</text:span>.<text:span text:style-name="T13">cpp</text:span></text:p>
          </table:table-cell>
        </table:table-row>
        <table:table-row>
          <table:table-cell table:style-name="Table5.A2" office:value-type="string">
            <text:p text:style-name="P40"><text:span text:style-name="T6">#ifndef UNIQUE_PTR_H</text:span></text:p>
            <text:p text:style-name="P28"><text:span text:style-name="T6">#define UNIQUE_PTR_H</text:span></text:p>
            <text:p text:style-name="P12"/>
            <text:p text:style-name="P28"><text:span text:style-name="T6">#include &lt;iostream&gt;</text:span></text:p>
            <text:p text:style-name="P12"/>
            <text:p text:style-name="P28"><text:span text:style-name="T2">template </text:span><text:span text:style-name="T5">&lt;</text:span><text:span text:style-name="T2">class T</text:span><text:span text:style-name="T5">&gt;</text:span></text:p>
            <text:p text:style-name="P28"><text:span text:style-name="T2">class unique_ptr</text:span></text:p>
            <text:p text:style-name="P28"><text:span text:style-name="T2">{</text:span></text:p>
            <text:p text:style-name="P28"><text:span text:style-name="T12">public:</text:span></text:p>
            <text:p text:style-name="P12"/>
            <text:p text:style-name="P28"><text:span text:style-name="T2">unique_ptr(T</text:span><text:span text:style-name="T5">*</text:span><text:span text:style-name="T2"> ptr)</text:span></text:p>
            <text:p text:style-name="P28"><text:span text:style-name="T5">:</text:span><text:span text:style-name="T2"> ptr_(ptr){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unique_ptr&lt;T&gt;: construtor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}</text:span></text:p>
            <text:p text:style-name="P12"/>
            <text:p text:style-name="P28"><text:span text:style-name="T5">~</text:span><text:span text:style-name="T2">unique_ptr() {</text:span></text:p>
            <text:p text:style-name="P28"><text:span text:style-name="T2"><text:tab/></text:span><text:span text:style-name="T1">if</text:span><text:span text:style-name="T2">(ptr_){</text:span></text:p>
            <text:p text:style-name="P28"><text:span text:style-name="T2"><text:s text:c="8"/>std</text:span><text:span text:style-name="T5">::</text:span><text:span text:style-name="T2">cout </text:span><text:span text:style-name="T5">&lt;&lt;</text:span><text:span text:style-name="T2"> </text:span><text:span text:style-name="T10">"unique_ptr&lt;T&gt;: internal pointer deleted"</text:span><text:span text:style-name="T2"> </text:span><text:span text:style-name="T5">&lt;&lt;</text:span><text:span text:style-name="T2"> std</text:span><text:span text:style-name="T5">::</text:span><text:span text:style-name="T2">endl;<text:tab/><text:tab/></text:span></text:p>
            <text:p text:style-name="P28"><text:span text:style-name="T2"><text:tab/>}</text:span></text:p>
            <text:p text:style-name="P28"><text:span text:style-name="T2"><text:s text:c="4"/>delete ptr_;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unique_ptr&lt;T&gt;: destructor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}</text:span></text:p>
            <text:p text:style-name="P12"/>
            <text:p text:style-name="P28"><text:span text:style-name="T2">unique_ptr</text:span><text:span text:style-name="T5">&lt;</text:span><text:span text:style-name="T2">T</text:span><text:span text:style-name="T5">&gt;</text:span><text:span text:style-name="T2">(</text:span><text:span text:style-name="T1">const</text:span><text:span text:style-name="T2"> unique_ptr</text:span><text:span text:style-name="T5">&lt;</text:span><text:span text:style-name="T2">T</text:span><text:span text:style-name="T5">&gt;&amp;</text:span><text:span text:style-name="T2"> ptr) </text:span><text:span text:style-name="T5">=</text:span><text:span text:style-name="T2"> delete;</text:span></text:p>
            <text:p text:style-name="P28"><text:span text:style-name="T3">void</text:span><text:span text:style-name="T2"> operator</text:span><text:span text:style-name="T5">=</text:span><text:span text:style-name="T2">(</text:span><text:span text:style-name="T1">const</text:span><text:span text:style-name="T2"> unique_ptr</text:span><text:span text:style-name="T5">&lt;</text:span><text:span text:style-name="T2">T</text:span><text:span text:style-name="T5">&gt;&amp;</text:span><text:span text:style-name="T2"> ptr) </text:span><text:span text:style-name="T5">=</text:span><text:span text:style-name="T2"> delete;</text:span></text:p>
            <text:p text:style-name="P12"/>
            <text:p text:style-name="P28"><text:span text:style-name="T2">unique_ptr(unique_ptr</text:span><text:span text:style-name="T5">&lt;</text:span><text:span text:style-name="T2">T</text:span><text:span text:style-name="T5">&gt;&amp;&amp;</text:span><text:span text:style-name="T2"> ptr) </text:span><text:span text:style-name="T5">:</text:span><text:span text:style-name="T2"> ptr_(ptr.ptr_)</text:span></text:p>
            <text:p text:style-name="P28"><text:span text:style-name="T2">{</text:span></text:p>
            <text:p text:style-name="P28"><text:span text:style-name="T2"><text:s text:c="4"/>ptr.ptr_ </text:span><text:span text:style-name="T5">=</text:span><text:span text:style-name="T2"> nullptr;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unique_ptr&lt;T&gt;: transfer constructor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}</text:span></text:p>
            <text:p text:style-name="P12"/>
            <text:p text:style-name="P28"><text:span text:style-name="T2">unique_ptr</text:span><text:span text:style-name="T5">&lt;</text:span><text:span text:style-name="T2">T</text:span><text:span text:style-name="T5">&gt;&amp;</text:span><text:span text:style-name="T2"> operator</text:span><text:span text:style-name="T5">=</text:span><text:span text:style-name="T2">(unique_ptr</text:span><text:span text:style-name="T5">&lt;</text:span><text:span text:style-name="T2">T</text:span><text:span text:style-name="T5">&gt;&amp;&amp;</text:span><text:span text:style-name="T2"> ptr){</text:span></text:p>
            <text:p text:style-name="P28"><text:soft-page-break/><text:span text:style-name="T2"><text:s text:c="4"/>ptr_ </text:span><text:span text:style-name="T5">=</text:span><text:span text:style-name="T2"> ptr.ptr_;</text:span></text:p>
            <text:p text:style-name="P28"><text:span text:style-name="T2"><text:s text:c="4"/>ptr.ptr_ </text:span><text:span text:style-name="T5">=</text:span><text:span text:style-name="T2"> nullptr;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unique_ptr&lt;T&gt;: transfer assignment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<text:s text:c="4"/></text:span><text:span text:style-name="T1">return</text:span><text:span text:style-name="T2"> </text:span><text:span text:style-name="T5">*</text:span><text:span text:style-name="T2">this;</text:span></text:p>
            <text:p text:style-name="P28"><text:span text:style-name="T2">}</text:span></text:p>
            <text:p text:style-name="P12"/>
            <text:p text:style-name="P28"><text:span text:style-name="T2">T</text:span><text:span text:style-name="T5">*</text:span><text:span text:style-name="T2"> get(){</text:span></text:p>
            <text:p text:style-name="P28"><text:span text:style-name="T2"><text:s text:c="4"/></text:span><text:span text:style-name="T1">return</text:span><text:span text:style-name="T2"> ptr_;</text:span></text:p>
            <text:p text:style-name="P28"><text:span text:style-name="T2">}</text:span></text:p>
            <text:p text:style-name="P12"/>
            <text:p text:style-name="P28"><text:span text:style-name="T2">T</text:span><text:span text:style-name="T5">*</text:span><text:span text:style-name="T2"> release(){</text:span></text:p>
            <text:p text:style-name="P28"><text:span text:style-name="T2"><text:s text:c="4"/>T</text:span><text:span text:style-name="T5">*</text:span><text:span text:style-name="T2"> t </text:span><text:span text:style-name="T5">=</text:span><text:span text:style-name="T2"> ptr_;</text:span></text:p>
            <text:p text:style-name="P28"><text:span text:style-name="T2"><text:s text:c="4"/>ptr_ </text:span><text:span text:style-name="T5">=</text:span><text:span text:style-name="T2"> nullptr;</text:span></text:p>
            <text:p text:style-name="P28"><text:span text:style-name="T2"><text:s text:c="4"/></text:span><text:span text:style-name="T1">return</text:span><text:span text:style-name="T2"> t;</text:span></text:p>
            <text:p text:style-name="P28"><text:span text:style-name="T2">} </text:span></text:p>
            <text:p text:style-name="P12"/>
            <text:p text:style-name="P28"><text:span text:style-name="T12">private:</text:span></text:p>
            <text:p text:style-name="P28"><text:span text:style-name="T2"><text:s text:c="4"/>T</text:span><text:span text:style-name="T5">*</text:span><text:span text:style-name="T2"> ptr_;</text:span></text:p>
            <text:p text:style-name="P28"><text:span text:style-name="T2">};</text:span></text:p>
            <text:p text:style-name="P12"/>
            <text:p text:style-name="P12"/>
            <text:p text:style-name="P20"><text:span text:style-name="T7">#endif </text:span>// UNIQUE_PTR_H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8"><text:span text:style-name="T16">shared_ptr</text:span>.<text:span text:style-name="T13">cpp</text:span></text:p>
          </table:table-cell>
        </table:table-row>
        <table:table-row>
          <table:table-cell table:style-name="Table6.A2" office:value-type="string">
            <text:p text:style-name="P40"><text:span text:style-name="T6">#ifndef SHARED_PTR_H</text:span></text:p>
            <text:p text:style-name="P28"><text:span text:style-name="T6">#define SHARED_PTR_H</text:span></text:p>
            <text:p text:style-name="P12"/>
            <text:p text:style-name="P28"><text:span text:style-name="T6">#include &lt;iostream&gt;</text:span></text:p>
            <text:p text:style-name="P12"/>
            <text:p text:style-name="P28"><text:span text:style-name="T2">template </text:span><text:span text:style-name="T5">&lt;</text:span><text:span text:style-name="T2">class T</text:span><text:span text:style-name="T5">&gt;</text:span></text:p>
            <text:p text:style-name="P28"><text:span text:style-name="T2">class shared_ptr</text:span></text:p>
            <text:p text:style-name="P28"><text:span text:style-name="T2">{</text:span></text:p>
            <text:p text:style-name="P12"/>
            <text:p text:style-name="P28"><text:span text:style-name="T12">public:</text:span></text:p>
            <text:p text:style-name="P12"/>
            <text:p text:style-name="P28"><text:span text:style-name="T2">shared_ptr(T</text:span><text:span text:style-name="T5">*</text:span><text:span text:style-name="T2"> ptr)</text:span></text:p>
            <text:p text:style-name="P28"><text:span text:style-name="T5">:</text:span><text:span text:style-name="T2"> ptr_(ptr), counter_(new </text:span><text:span text:style-name="T3">int</text:span><text:span text:style-name="T2">(</text:span><text:span text:style-name="T5">0</text:span><text:span text:style-name="T2">)){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shared_ptr&lt;T&gt;: constructor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<text:s text:c="4"/>increase();</text:span></text:p>
            <text:p text:style-name="P28"><text:span text:style-name="T2">}</text:span></text:p>
            <text:p text:style-name="P12"/>
            <text:p text:style-name="P28"><text:span text:style-name="T5">~</text:span><text:span text:style-name="T2">shared_ptr() {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shared_ptr&lt;T&gt;: destructor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<text:s text:c="4"/>decrease();</text:span></text:p>
            <text:p text:style-name="P28"><text:span text:style-name="T2">}</text:span></text:p>
            <text:p text:style-name="P12"/>
            <text:p text:style-name="P28"><text:span text:style-name="T2">shared_ptr(</text:span><text:span text:style-name="T1">const</text:span><text:span text:style-name="T2"> shared_ptr</text:span><text:span text:style-name="T5">&lt;</text:span><text:span text:style-name="T2">T</text:span><text:span text:style-name="T5">&gt;&amp;</text:span><text:span text:style-name="T2"> ptr) </text:span><text:span text:style-name="T5">:</text:span><text:span text:style-name="T2"> ptr_(ptr.ptr_), counter_(ptr.counter_){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shared_ptr&lt;T&gt;: copy constructor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<text:s text:c="4"/>increase();</text:span></text:p>
            <text:p text:style-name="P28"><text:span text:style-name="T2">}</text:span></text:p>
            <text:p text:style-name="P12"/>
            <text:p text:style-name="P28"><text:span text:style-name="T2">shared_ptr</text:span><text:span text:style-name="T5">&lt;</text:span><text:span text:style-name="T2">T</text:span><text:span text:style-name="T5">&gt;&amp;</text:span><text:span text:style-name="T2"> operator</text:span><text:span text:style-name="T5">=</text:span><text:span text:style-name="T2">(</text:span><text:span text:style-name="T1">const</text:span><text:span text:style-name="T2"> shared_ptr</text:span><text:span text:style-name="T5">&lt;</text:span><text:span text:style-name="T2">T</text:span><text:span text:style-name="T5">&gt;&amp;</text:span><text:span text:style-name="T2"> ptr){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shared_ptr&lt;T&gt;: assignment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<text:s text:c="4"/></text:span><text:span text:style-name="T1">if</text:span><text:span text:style-name="T2">(this</text:span><text:span text:style-name="T5">!=&amp;</text:span><text:span text:style-name="T2">ptr)</text:span></text:p>
            <text:p text:style-name="P28"><text:span text:style-name="T2"><text:s text:c="4"/>{</text:span></text:p>
            <text:p text:style-name="P28"><text:span text:style-name="T2"><text:s text:c="8"/>ptr_ </text:span><text:span text:style-name="T5">=</text:span><text:span text:style-name="T2"> ptr.ptr_;</text:span></text:p>
            <text:p text:style-name="P28"><text:span text:style-name="T2"><text:s text:c="8"/>counter_ </text:span><text:span text:style-name="T5">=</text:span><text:span text:style-name="T2"> ptr.counter_;</text:span></text:p>
            <text:p text:style-name="P28"><text:soft-page-break/><text:span text:style-name="T2"><text:s text:c="8"/>increase();</text:span></text:p>
            <text:p text:style-name="P28"><text:span text:style-name="T2"><text:s text:c="4"/>}</text:span></text:p>
            <text:p text:style-name="P28"><text:span text:style-name="T2">}</text:span></text:p>
            <text:p text:style-name="P12"/>
            <text:p text:style-name="P28"><text:span text:style-name="T2">shared_ptr(shared_ptr</text:span><text:span text:style-name="T5">&lt;</text:span><text:span text:style-name="T2">T</text:span><text:span text:style-name="T5">&gt;&amp;&amp;</text:span><text:span text:style-name="T2"> ptr) </text:span><text:span text:style-name="T5">:</text:span><text:span text:style-name="T2"> ptr_(ptr.ptr_), counter_(ptr.counter_)</text:span></text:p>
            <text:p text:style-name="P28"><text:span text:style-name="T2">{</text:span></text:p>
            <text:p text:style-name="P28"><text:span text:style-name="T2"><text:s text:c="4"/>ptr.ptr_ </text:span><text:span text:style-name="T5">=</text:span><text:span text:style-name="T2"> nullptr;</text:span></text:p>
            <text:p text:style-name="P28"><text:span text:style-name="T2"><text:s text:c="4"/>ptr.counter_ </text:span><text:span text:style-name="T5">=</text:span><text:span text:style-name="T2"> nullptr;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shared_ptr&lt;T&gt;: transfer constructor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}</text:span></text:p>
            <text:p text:style-name="P12"/>
            <text:p text:style-name="P28"><text:span text:style-name="T2">shared_ptr</text:span><text:span text:style-name="T5">&lt;</text:span><text:span text:style-name="T2">T</text:span><text:span text:style-name="T5">&gt;&amp;</text:span><text:span text:style-name="T2"> operator</text:span><text:span text:style-name="T5">=</text:span><text:span text:style-name="T2">(shared_ptr</text:span><text:span text:style-name="T5">&lt;</text:span><text:span text:style-name="T2">T</text:span><text:span text:style-name="T5">&gt;&amp;&amp;</text:span><text:span text:style-name="T2"> ptr){</text:span></text:p>
            <text:p text:style-name="P28"><text:span text:style-name="T2"><text:s text:c="4"/>ptr_ </text:span><text:span text:style-name="T5">=</text:span><text:span text:style-name="T2"> ptr.ptr_;</text:span></text:p>
            <text:p text:style-name="P28"><text:span text:style-name="T2"><text:s text:c="4"/>counter_ </text:span><text:span text:style-name="T5">=</text:span><text:span text:style-name="T2"> ptr.counter_;</text:span></text:p>
            <text:p text:style-name="P28"><text:span text:style-name="T2"><text:s text:c="4"/>ptr.ptr_ </text:span><text:span text:style-name="T5">=</text:span><text:span text:style-name="T2"> nullptr;</text:span></text:p>
            <text:p text:style-name="P28"><text:span text:style-name="T2"><text:s text:c="4"/>ptr.counter_ </text:span><text:span text:style-name="T5">=</text:span><text:span text:style-name="T2"> nullptr;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shared_ptr&lt;T&gt;: transfer assignment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<text:s text:c="4"/></text:span><text:span text:style-name="T1">return</text:span><text:span text:style-name="T2"> </text:span><text:span text:style-name="T5">*</text:span><text:span text:style-name="T2">this;</text:span></text:p>
            <text:p text:style-name="P28"><text:span text:style-name="T2">}</text:span></text:p>
            <text:p text:style-name="P12"/>
            <text:p text:style-name="P28"><text:span text:style-name="T3">void</text:span><text:span text:style-name="T2"> increase(){</text:span></text:p>
            <text:p text:style-name="P28"><text:span text:style-name="T2"><text:s text:c="4"/></text:span><text:span text:style-name="T1">if</text:span><text:span text:style-name="T2">(counter_) {</text:span></text:p>
            <text:p text:style-name="P28"><text:span text:style-name="T2"><text:s text:c="8"/>(</text:span><text:span text:style-name="T5">*</text:span><text:span text:style-name="T2">counter_)</text:span><text:span text:style-name="T5">++</text:span><text:span text:style-name="T2">;</text:span></text:p>
            <text:p text:style-name="P28"><text:span text:style-name="T2"><text:s text:c="8"/>std</text:span><text:span text:style-name="T5">::</text:span><text:span text:style-name="T2">cout </text:span><text:span text:style-name="T5">&lt;&lt;</text:span><text:span text:style-name="T2"> </text:span><text:span text:style-name="T10">"shared_ptr&lt;T&gt;: counter incremented = "</text:span><text:span text:style-name="T2"> </text:span><text:span text:style-name="T5">&lt;&lt;</text:span><text:span text:style-name="T2"> </text:span><text:span text:style-name="T5">*</text:span><text:span text:style-name="T2">counter_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<text:s text:c="4"/>}</text:span></text:p>
            <text:p text:style-name="P28"><text:span text:style-name="T2">}</text:span></text:p>
            <text:p text:style-name="P12"/>
            <text:p text:style-name="P28"><text:span text:style-name="T3">void</text:span><text:span text:style-name="T2"> decrease(){</text:span></text:p>
            <text:p text:style-name="P28"><text:span text:style-name="T2"><text:s text:c="4"/></text:span><text:span text:style-name="T1">if</text:span><text:span text:style-name="T2">(</text:span><text:span text:style-name="T5">!</text:span><text:span text:style-name="T2">counter_){</text:span></text:p>
            <text:p text:style-name="P28"><text:span text:style-name="T2"><text:s text:c="8"/></text:span><text:span text:style-name="T1">return</text:span><text:span text:style-name="T2">;</text:span></text:p>
            <text:p text:style-name="P28"><text:span text:style-name="T2"><text:s text:c="4"/>}</text:span></text:p>
            <text:p text:style-name="P12"/>
            <text:p text:style-name="P28"><text:span text:style-name="T2"><text:s text:c="4"/></text:span><text:span text:style-name="T5">--</text:span><text:span text:style-name="T2">(</text:span><text:span text:style-name="T5">*</text:span><text:span text:style-name="T2">counter_);</text:span></text:p>
            <text:p text:style-name="P28"><text:span text:style-name="T2"><text:s text:c="4"/>std</text:span><text:span text:style-name="T5">::</text:span><text:span text:style-name="T2">cout </text:span><text:span text:style-name="T5">&lt;&lt;</text:span><text:span text:style-name="T2"> </text:span><text:span text:style-name="T10">"shared_ptr&lt;T&gt;: counter decremented = "</text:span><text:span text:style-name="T2"> </text:span><text:span text:style-name="T5">&lt;&lt;</text:span><text:span text:style-name="T2"> </text:span><text:span text:style-name="T5">*</text:span><text:span text:style-name="T2">counter_ </text:span><text:span text:style-name="T5">&lt;&lt;</text:span><text:span text:style-name="T2"> std</text:span><text:span text:style-name="T5">::</text:span><text:span text:style-name="T2">endl;</text:span></text:p>
            <text:p text:style-name="P12"/>
            <text:p text:style-name="P28"><text:span text:style-name="T2"><text:s text:c="4"/></text:span><text:span text:style-name="T1">if</text:span><text:span text:style-name="T2">(</text:span><text:span text:style-name="T5">!*</text:span><text:span text:style-name="T2">counter_){</text:span></text:p>
            <text:p text:style-name="P28"><text:span text:style-name="T2"><text:s text:c="8"/>delete ptr_;</text:span></text:p>
            <text:p text:style-name="P28"><text:span text:style-name="T2"><text:s text:c="8"/>delete counter_;</text:span></text:p>
            <text:p text:style-name="P28"><text:span text:style-name="T2"><text:s text:c="8"/>ptr_ </text:span><text:span text:style-name="T5">=</text:span><text:span text:style-name="T2"> nullptr;</text:span></text:p>
            <text:p text:style-name="P28"><text:span text:style-name="T2"><text:s text:c="8"/>counter_ </text:span><text:span text:style-name="T5">=</text:span><text:span text:style-name="T2"> nullptr;</text:span></text:p>
            <text:p text:style-name="P28"><text:span text:style-name="T2"><text:s text:c="8"/>std</text:span><text:span text:style-name="T5">::</text:span><text:span text:style-name="T2">cout </text:span><text:span text:style-name="T5">&lt;&lt;</text:span><text:span text:style-name="T2"> </text:span><text:span text:style-name="T10">"shared_ptr&lt;T&gt;: internal pointer deleted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28"><text:span text:style-name="T2"><text:s text:c="4"/>}</text:span></text:p>
            <text:p text:style-name="P28"><text:span text:style-name="T2">}</text:span></text:p>
            <text:p text:style-name="P12"/>
            <text:p text:style-name="P28"><text:span text:style-name="T2">T</text:span><text:span text:style-name="T5">*</text:span><text:span text:style-name="T2"> get(){</text:span></text:p>
            <text:p text:style-name="P28"><text:span text:style-name="T2"><text:s text:c="4"/></text:span><text:span text:style-name="T1">return</text:span><text:span text:style-name="T2"> ptr_;</text:span></text:p>
            <text:p text:style-name="P28"><text:span text:style-name="T2">}</text:span></text:p>
            <text:p text:style-name="P12"/>
            <text:p text:style-name="P28"><text:span text:style-name="T12">private:</text:span></text:p>
            <text:p text:style-name="P28"><text:span text:style-name="T2"><text:s text:c="4"/>T</text:span><text:span text:style-name="T5">*</text:span><text:span text:style-name="T2"> ptr_ </text:span><text:span text:style-name="T5">=</text:span><text:span text:style-name="T2"> nullptr;</text:span></text:p>
            <text:p text:style-name="P28"><text:span text:style-name="T2"><text:s text:c="4"/></text:span><text:span text:style-name="T3">int</text:span><text:span text:style-name="T5">*</text:span><text:span text:style-name="T2"> counter_ </text:span><text:span text:style-name="T5">=</text:span><text:span text:style-name="T2"> nullptr;</text:span></text:p>
            <text:p text:style-name="P28"><text:span text:style-name="T2">};</text:span></text:p>
            <text:p text:style-name="P12"/>
            <text:p text:style-name="P12"/>
            <text:p text:style-name="P20"><text:span text:style-name="T7">#endif </text:span>// SHARED_PTR_H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8">main.<text:span text:style-name="T13">cpp</text:span></text:p>
          </table:table-cell>
        </table:table-row>
        <text:soft-page-break/>
        <table:table-row>
          <table:table-cell table:style-name="Table3.A2" office:value-type="string">
            <text:p text:style-name="P42"><text:span text:style-name="T6">#include &lt;iostream&gt;</text:span></text:p>
            <text:p text:style-name="P29"><text:span text:style-name="T6">#include "unique_ptr.h"</text:span></text:p>
            <text:p text:style-name="P29"><text:span text:style-name="T6">#include "shared_ptr.h"</text:span></text:p>
            <text:p text:style-name="P29"><text:span text:style-name="T6">#include &lt;string&gt;</text:span></text:p>
            <text:p text:style-name="P13"/>
            <text:p text:style-name="P29"><text:span text:style-name="T3">int</text:span><text:span text:style-name="T2"> </text:span><text:span text:style-name="T4">main</text:span><text:span text:style-name="T2">()</text:span></text:p>
            <text:p text:style-name="P29"><text:span text:style-name="T2">{</text:span></text:p>
            <text:p text:style-name="P29"><text:span text:style-name="T2"><text:tab/>unique_ptr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 uptr(</text:span><text:span text:style-name="T1">new</text:span><text:span text:style-name="T2"> std</text:span><text:span text:style-name="T5">::</text:span><text:span text:style-name="T2">string(</text:span><text:span text:style-name="T10">"Hello world"</text:span><text:span text:style-name="T2">));</text:span></text:p>
            <text:p text:style-name="P29"><text:span text:style-name="T2"><text:tab/></text:span><text:span text:style-name="T9">//unique_ptr&lt;std::string&gt; uptr2(uptr);<text:tab/>// exception, copy not allowed</text:span></text:p>
            <text:p text:style-name="P29"><text:span text:style-name="T2"><text:tab/></text:span><text:span text:style-name="T9">//unique_ptr&lt;std::string&gt; uptr3 = uptr;<text:tab/>// exception, copy not allowed</text:span></text:p>
            <text:p text:style-name="P29"><text:span text:style-name="T2"><text:tab/>unique_ptr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 uptr4(std</text:span><text:span text:style-name="T5">::</text:span><text:span text:style-name="T2">move(uptr)); <text:tab/></text:span><text:span text:style-name="T9">// ptr2 gets empty</text:span></text:p>
            <text:p text:style-name="P29"><text:span text:style-name="T2"><text:tab/>unique_ptr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 uptr5 </text:span><text:span text:style-name="T5">=</text:span><text:span text:style-name="T2"> std</text:span><text:span text:style-name="T5">::</text:span><text:span text:style-name="T2">move(uptr4);<text:tab/></text:span><text:span text:style-name="T9">// ptr3 gets empty</text:span></text:p>
            <text:p text:style-name="P13"/>
            <text:p text:style-name="P29"><text:span text:style-name="T2"><text:tab/>shared_ptr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 ptr(</text:span><text:span text:style-name="T1">new</text:span><text:span text:style-name="T2"> std</text:span><text:span text:style-name="T5">::</text:span><text:span text:style-name="T2">string(</text:span><text:span text:style-name="T10">"Hello world"</text:span><text:span text:style-name="T2">));</text:span></text:p>
            <text:p text:style-name="P29"><text:span text:style-name="T2"><text:tab/>shared_ptr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 ptr2(ptr);</text:span></text:p>
            <text:p text:style-name="P29"><text:span text:style-name="T2"><text:tab/>shared_ptr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 ptr3 </text:span><text:span text:style-name="T5">=</text:span><text:span text:style-name="T2"> ptr;</text:span></text:p>
            <text:p text:style-name="P29"><text:span text:style-name="T2"><text:tab/>shared_ptr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 ptr4(std</text:span><text:span text:style-name="T5">::</text:span><text:span text:style-name="T2">move(ptr2)); <text:tab/></text:span><text:span text:style-name="T9">// ptr2 gets empty</text:span></text:p>
            <text:p text:style-name="P29"><text:span text:style-name="T2"><text:tab/>shared_ptr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 ptr5 </text:span><text:span text:style-name="T5">=</text:span><text:span text:style-name="T2"> std</text:span><text:span text:style-name="T5">::</text:span><text:span text:style-name="T2">move(ptr3);<text:tab/></text:span><text:span text:style-name="T9">// ptr3 gets empty</text:span></text:p>
            <text:p text:style-name="P13"/>
            <text:p text:style-name="P29"><text:span text:style-name="T2"><text:s text:c="4"/></text:span><text:span text:style-name="T1">return</text:span><text:span text:style-name="T2"> </text:span><text:span text:style-name="T5">0</text:span><text:span text:style-name="T2">;</text:span></text:p>
            <text:p text:style-name="P21"><text:span text:style-name="T7">}</text:span></text:p>
          </table:table-cell>
        </table:table-row>
      </table:table>
      <text:h text:style-name="P54" text:outline-level="1"><text:bookmark-start text:name="__RefHeading___Toc21934_2216427884"/>Questão <text:span text:style-name="T14">7</text:span><text:bookmark-end text:name="__RefHeading___Toc21934_2216427884"/></text:h>
      <text:p text:style-name="Question">Implemente sua propria my::make_unique de maneira equivalente a std::make_unique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main.<text:span text:style-name="T13">cpp</text:span></text:p>
          </table:table-cell>
        </table:table-row>
        <table:table-row>
          <table:table-cell table:style-name="Table7.A2" office:value-type="string">
            <text:p text:style-name="P44"><text:span text:style-name="T6">#include &lt;iostream&gt;</text:span></text:p>
            <text:p text:style-name="P30"><text:span text:style-name="T6">#include &lt;string&gt;</text:span></text:p>
            <text:p text:style-name="P30"><text:span text:style-name="T6">#include &lt;memory&gt;</text:span></text:p>
            <text:p text:style-name="P14"/>
            <text:p text:style-name="P30"><text:span text:style-name="T9">// http://stackoverflow.com/questions/17902405/how-to-implement-make-unique-function-in-c11</text:span></text:p>
            <text:p text:style-name="P30"><text:span text:style-name="T9">// http://stackoverflow.com/questions/7038357/make-unique-and-perfect-forwarding</text:span></text:p>
            <text:p text:style-name="P30"><text:span text:style-name="T9">// https://herbsutter.com/gotw/_102/</text:span></text:p>
            <text:p text:style-name="P30"><text:span text:style-name="T9">// http://stackoverflow.com/questions/27594731/what-are-the-6-dots-in-template-parameter-packs</text:span></text:p>
            <text:p text:style-name="P30"><text:span text:style-name="T1">template</text:span><text:span text:style-name="T5">&lt;</text:span><text:span text:style-name="T1">typename</text:span><text:span text:style-name="T2"> T, </text:span><text:span text:style-name="T1">typename</text:span><text:span text:style-name="T2">... Args</text:span><text:span text:style-name="T5">&gt;</text:span></text:p>
            <text:p text:style-name="P30"><text:span text:style-name="T2">std</text:span><text:span text:style-name="T5">::</text:span><text:span text:style-name="T2">unique_ptr</text:span><text:span text:style-name="T5">&lt;</text:span><text:span text:style-name="T2">T</text:span><text:span text:style-name="T5">&gt;</text:span><text:span text:style-name="T2"> make_unique(Args</text:span><text:span text:style-name="T5">&amp;&amp;</text:span><text:span text:style-name="T2">... args)</text:span></text:p>
            <text:p text:style-name="P30"><text:span text:style-name="T2">{</text:span></text:p>
            <text:p text:style-name="P30"><text:span text:style-name="T2"><text:s text:c="4"/></text:span><text:span text:style-name="T1">return</text:span><text:span text:style-name="T2"> std</text:span><text:span text:style-name="T5">::</text:span><text:span text:style-name="T2">unique_ptr</text:span><text:span text:style-name="T5">&lt;</text:span><text:span text:style-name="T2">T</text:span><text:span text:style-name="T5">&gt;</text:span><text:span text:style-name="T2">(</text:span><text:span text:style-name="T1">new</text:span><text:span text:style-name="T2"> T(std</text:span><text:span text:style-name="T5">::</text:span><text:span text:style-name="T2">forward</text:span><text:span text:style-name="T5">&lt;</text:span><text:span text:style-name="T2">Args</text:span><text:span text:style-name="T5">&gt;</text:span><text:span text:style-name="T2">(args)...));</text:span></text:p>
            <text:p text:style-name="P30"><text:span text:style-name="T2">}</text:span></text:p>
            <text:p text:style-name="P14"/>
            <text:p text:style-name="P30"><text:span text:style-name="T3">int</text:span><text:span text:style-name="T2"> main()</text:span></text:p>
            <text:p text:style-name="P30"><text:span text:style-name="T2">{</text:span></text:p>
            <text:p text:style-name="P30"><text:span text:style-name="T1"><text:s text:c="4"/>auto</text:span><text:span text:style-name="T2"> ptr </text:span><text:span text:style-name="T5">=</text:span><text:span text:style-name="T2"> make_unique</text:span><text:span text:style-name="T5">&lt;</text:span><text:span text:style-name="T2">std</text:span><text:span text:style-name="T5">::</text:span><text:span text:style-name="T2">string</text:span><text:span text:style-name="T5">&gt;</text:span><text:span text:style-name="T2">(</text:span><text:span text:style-name="T10">"Hello world"</text:span><text:span text:style-name="T2">);</text:span></text:p>
            <text:p text:style-name="P14"/>
            <text:p text:style-name="P30"><text:span text:style-name="T2"><text:s text:c="4"/></text:span><text:span text:style-name="T1">return</text:span><text:span text:style-name="T2"> </text:span><text:span text:style-name="T5">0</text:span><text:span text:style-name="T2">;</text:span></text:p>
            <text:p text:style-name="P22"><text:span text:style-name="T7">}</text:span></text:p>
          </table:table-cell>
        </table:table-row>
      </table:table>
      <text:h text:style-name="P55" text:outline-level="1"><text:bookmark-start text:name="__RefHeading___Toc21936_2216427884"/>Questão <text:span text:style-name="T14">8</text:span><text:bookmark-end text:name="__RefHeading___Toc21936_2216427884"/></text:h>
      <text:p text:style-name="P51">Explique o erro de compilação do codigo B e corrija-o de duas maneiras diferentes.</text:p>
      <text:p text:style-name="P6">Std::vector::push_back() realiza a cópia do argumento passado e std::unique_ptr não permite cópias. <text:soft-page-break/>O problema pode ser resolvido de duas maneiras:</text:p>
      <text:list xml:id="list2499448011" text:style-name="L1">
        <text:list-item>
          <text:p text:style-name="P7">Movendo-se o objeto std::unique_ptr para dentro do vetor.</text:p>
        </text:list-item>
        <text:list-item>
          <text:p text:style-name="P7">Utilizando um std::shared_ptr no lugar de std::unique_ptr.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>main.<text:span text:style-name="T13">cpp</text:span></text:p>
          </table:table-cell>
        </table:table-row>
        <table:table-row>
          <table:table-cell table:style-name="Table8.A2" office:value-type="string">
            <text:p text:style-name="P45"><text:span text:style-name="T6">#include &lt;iostream&gt;</text:span></text:p>
            <text:p text:style-name="P31"><text:span text:style-name="T6">#include &lt;string&gt;</text:span></text:p>
            <text:p text:style-name="P31"><text:span text:style-name="T6">#include &lt;memory&gt;</text:span></text:p>
            <text:p text:style-name="P31"><text:span text:style-name="T6">#include &lt;vector&gt;</text:span></text:p>
            <text:p text:style-name="P15"/>
            <text:p text:style-name="P31"><text:span text:style-name="T1">struct</text:span><text:span text:style-name="T2"> A{};</text:span></text:p>
            <text:p text:style-name="P15"/>
            <text:p text:style-name="P31"><text:span text:style-name="T9">// void e() {</text:span></text:p>
            <text:p text:style-name="P31"><text:span text:style-name="T9">// <text:tab/>std::vector&lt;std::unique_ptr&lt;A&gt;&gt; v;</text:span></text:p>
            <text:p text:style-name="P31"><text:span text:style-name="T9">// <text:tab/>std::unique_ptr&lt;A&gt; up(new A);</text:span></text:p>
            <text:p text:style-name="P31"><text:span text:style-name="T9">// <text:tab/>v.push_back(up);</text:span></text:p>
            <text:p text:style-name="P31"><text:span text:style-name="T9">// <text:tab/>v.clear();</text:span></text:p>
            <text:p text:style-name="P31"><text:span text:style-name="T9">// }</text:span></text:p>
            <text:p text:style-name="P15"/>
            <text:p text:style-name="P31"><text:span text:style-name="T3">void</text:span><text:span text:style-name="T2"> </text:span><text:span text:style-name="T4">f</text:span><text:span text:style-name="T2">() {</text:span></text:p>
            <text:p text:style-name="P31"><text:span text:style-name="T2"><text:tab/>std</text:span><text:span text:style-name="T5">::</text:span><text:span text:style-name="T2">vector</text:span><text:span text:style-name="T5">&lt;</text:span><text:span text:style-name="T2">std</text:span><text:span text:style-name="T5">::</text:span><text:span text:style-name="T2">unique_ptr</text:span><text:span text:style-name="T5">&lt;</text:span><text:span text:style-name="T2">A</text:span><text:span text:style-name="T5">&gt;&gt;</text:span><text:span text:style-name="T2"> v;</text:span></text:p>
            <text:p text:style-name="P31"><text:span text:style-name="T2"><text:tab/>std</text:span><text:span text:style-name="T5">::</text:span><text:span text:style-name="T2">unique_ptr</text:span><text:span text:style-name="T5">&lt;</text:span><text:span text:style-name="T2">A</text:span><text:span text:style-name="T5">&gt;</text:span><text:span text:style-name="T2"> up(</text:span><text:span text:style-name="T1">new</text:span><text:span text:style-name="T2"> A);</text:span></text:p>
            <text:p text:style-name="P31"><text:span text:style-name="T2"><text:tab/>v.push_back(std</text:span><text:span text:style-name="T5">::</text:span><text:span text:style-name="T2">move(up));</text:span></text:p>
            <text:p text:style-name="P31"><text:span text:style-name="T2"><text:tab/>v.clear();</text:span></text:p>
            <text:p text:style-name="P31"><text:span text:style-name="T2">}</text:span></text:p>
            <text:p text:style-name="P15"/>
            <text:p text:style-name="P31"><text:span text:style-name="T3">void</text:span><text:span text:style-name="T2"> </text:span><text:span text:style-name="T4">g</text:span><text:span text:style-name="T2">() {</text:span></text:p>
            <text:p text:style-name="P31"><text:span text:style-name="T2"><text:tab/>std</text:span><text:span text:style-name="T5">::</text:span><text:span text:style-name="T2">vector</text:span><text:span text:style-name="T5">&lt;</text:span><text:span text:style-name="T2">std</text:span><text:span text:style-name="T5">::</text:span><text:span text:style-name="T2">shared_ptr</text:span><text:span text:style-name="T5">&lt;</text:span><text:span text:style-name="T2">A</text:span><text:span text:style-name="T5">&gt;&gt;</text:span><text:span text:style-name="T2"> v;</text:span></text:p>
            <text:p text:style-name="P31"><text:span text:style-name="T2"><text:tab/>std</text:span><text:span text:style-name="T5">::</text:span><text:span text:style-name="T2">shared_ptr</text:span><text:span text:style-name="T5">&lt;</text:span><text:span text:style-name="T2">A</text:span><text:span text:style-name="T5">&gt;</text:span><text:span text:style-name="T2"> up(</text:span><text:span text:style-name="T1">new</text:span><text:span text:style-name="T2"> A);</text:span></text:p>
            <text:p text:style-name="P31"><text:span text:style-name="T2"><text:tab/>v.push_back(up);</text:span></text:p>
            <text:p text:style-name="P31"><text:span text:style-name="T2"><text:tab/>v.clear();</text:span></text:p>
            <text:p text:style-name="P31"><text:span text:style-name="T2">}</text:span></text:p>
            <text:p text:style-name="P15"/>
            <text:p text:style-name="P31"><text:span text:style-name="T3">int</text:span><text:span text:style-name="T2"> </text:span><text:span text:style-name="T4">main</text:span><text:span text:style-name="T2">()</text:span></text:p>
            <text:p text:style-name="P31"><text:span text:style-name="T2">{</text:span></text:p>
            <text:p text:style-name="P31"><text:span text:style-name="T2"><text:tab/>f();</text:span></text:p>
            <text:p text:style-name="P31"><text:span text:style-name="T2"><text:tab/>g();</text:span></text:p>
            <text:p text:style-name="P15"/>
            <text:p text:style-name="P15"/>
            <text:p text:style-name="P31"><text:span text:style-name="T2"><text:s text:c="4"/></text:span><text:span text:style-name="T1">return</text:span><text:span text:style-name="T2"> </text:span><text:span text:style-name="T5">0</text:span><text:span text:style-name="T2">;</text:span></text:p>
            <text:p text:style-name="P23"><text:span text:style-name="T7">}</text:span></text:p>
          </table:table-cell>
        </table:table-row>
      </table:table>
      <text:h text:style-name="P55" text:outline-level="1"><text:bookmark-start text:name="__RefHeading___Toc21938_2216427884"/>Questão <text:span text:style-name="T14">9</text:span><text:bookmark-end text:name="__RefHeading___Toc21938_2216427884"/></text:h>
      <text:p text:style-name="P51">Implemente um pequeno rastreador de mem<text:span text:style-name="T14">ó</text:span>ria sobrescrevendo operator new e delete globalmente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main.<text:span text:style-name="T13">cpp</text:span></text:p>
          </table:table-cell>
        </table:table-row>
        <table:table-row>
          <table:table-cell table:style-name="Table9.A2" office:value-type="string">
            <text:p text:style-name="P46"><text:span text:style-name="T6">#include &lt;iostream&gt;</text:span></text:p>
            <text:p text:style-name="P32"><text:span text:style-name="T6">#include &lt;string&gt;</text:span></text:p>
            <text:p text:style-name="P32"><text:span text:style-name="T6">#include &lt;memory&gt;</text:span></text:p>
            <text:p text:style-name="P32"><text:span text:style-name="T6">#include &lt;map&gt;</text:span></text:p>
            <text:p text:style-name="P32"><text:span text:style-name="T6">#include &lt;vector&gt;</text:span></text:p>
            <text:p text:style-name="P16"><text:soft-page-break/></text:p>
            <text:p text:style-name="P32"><text:span text:style-name="T9">// http://www.dreamincode.net/forums/topic/73544-how-to-determine-the-size-of-what-a-void-pointer-is-pointing-at/</text:span></text:p>
            <text:p text:style-name="P32"><text:span text:style-name="T9">// http://stackoverflow.com/questions/8186018/how-to-properly-replace-global-new-delete-operators</text:span></text:p>
            <text:p text:style-name="P16"/>
            <text:p text:style-name="P32"><text:span text:style-name="T9">// int memory_usage = 0;</text:span></text:p>
            <text:p text:style-name="P32"><text:span text:style-name="T9">// std::map&lt;void*, size_t&gt; allocated_objects;</text:span></text:p>
            <text:p text:style-name="P16"/>
            <text:p text:style-name="P32"><text:span text:style-name="T3">void</text:span><text:span text:style-name="T5">*</text:span><text:span text:style-name="T2"> </text:span><text:span text:style-name="T1">operator</text:span><text:span text:style-name="T2"> </text:span><text:span text:style-name="T4">new</text:span><text:span text:style-name="T2"> (</text:span><text:span text:style-name="T3">size_t</text:span><text:span text:style-name="T2"> n) {</text:span></text:p>
            <text:p text:style-name="P32"><text:span text:style-name="T2"><text:tab/></text:span><text:span text:style-name="T3">void</text:span><text:span text:style-name="T5">*</text:span><text:span text:style-name="T2"> p </text:span><text:span text:style-name="T5">=</text:span><text:span text:style-name="T2"> malloc(n);</text:span></text:p>
            <text:p text:style-name="P16"/>
            <text:p text:style-name="P32"><text:span text:style-name="T2"><text:tab/>std</text:span><text:span text:style-name="T5">::</text:span><text:span text:style-name="T2">cout </text:span><text:span text:style-name="T5">&lt;&lt;</text:span><text:span text:style-name="T2"> </text:span><text:span text:style-name="T10">"new: memory = "</text:span><text:span text:style-name="T2"> </text:span><text:span text:style-name="T5">&lt;&lt;</text:span><text:span text:style-name="T2"> n </text:span><text:span text:style-name="T5">&lt;&lt;</text:span><text:span text:style-name="T2"> std</text:span><text:span text:style-name="T5">::</text:span><text:span text:style-name="T2">endl;</text:span></text:p>
            <text:p text:style-name="P16"/>
            <text:p text:style-name="P32"><text:span text:style-name="T2"><text:tab/></text:span><text:span text:style-name="T9">// The code below throws a segmentation fault due to stackoverflow. </text:span></text:p>
            <text:p text:style-name="P32"><text:span text:style-name="T2"><text:tab/></text:span><text:span text:style-name="T9">// memory_usage += n;</text:span></text:p>
            <text:p text:style-name="P32"><text:span text:style-name="T2"><text:tab/></text:span><text:span text:style-name="T9">// allocated_objects[p] = n;</text:span></text:p>
            <text:p text:style-name="P32"><text:span text:style-name="T2"><text:tab/></text:span><text:span text:style-name="T9">// std::cout &lt;&lt; "new: memory usage = " &lt;&lt; memory_usage &lt;&lt; std::endl;</text:span></text:p>
            <text:p text:style-name="P16"/>
            <text:p text:style-name="P32"><text:span text:style-name="T2"><text:tab/></text:span><text:span text:style-name="T1">return</text:span><text:span text:style-name="T2"> p;</text:span></text:p>
            <text:p text:style-name="P32"><text:span text:style-name="T2">}</text:span></text:p>
            <text:p text:style-name="P16"/>
            <text:p text:style-name="P32"><text:span text:style-name="T3">void</text:span><text:span text:style-name="T2"> </text:span><text:span text:style-name="T1">operator</text:span><text:span text:style-name="T2"> </text:span><text:span text:style-name="T4">delete</text:span><text:span text:style-name="T2">(</text:span><text:span text:style-name="T3">void</text:span><text:span text:style-name="T5">*</text:span><text:span text:style-name="T2"> p) {</text:span></text:p>
            <text:p text:style-name="P32"><text:span text:style-name="T2"><text:tab/>free(p);</text:span></text:p>
            <text:p text:style-name="P16"/>
            <text:p text:style-name="P32"><text:span text:style-name="T2"><text:tab/>std</text:span><text:span text:style-name="T5">::</text:span><text:span text:style-name="T2">cout </text:span><text:span text:style-name="T5">&lt;&lt;</text:span><text:span text:style-name="T2"> </text:span><text:span text:style-name="T10">"delete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16"/>
            <text:p text:style-name="P32"><text:span text:style-name="T2"><text:tab/></text:span><text:span text:style-name="T9">// memory_usage-=allocated_objects[p];</text:span></text:p>
            <text:p text:style-name="P32"><text:span text:style-name="T2"><text:tab/></text:span><text:span text:style-name="T9">// allocated_objects.erase(p);</text:span></text:p>
            <text:p text:style-name="P32"><text:span text:style-name="T2"><text:tab/></text:span><text:span text:style-name="T9">// std::cout &lt;&lt; "delete: memory usage = " &lt;&lt; memory_usage &lt;&lt; std::endl;</text:span></text:p>
            <text:p text:style-name="P32"><text:span text:style-name="T2">}</text:span></text:p>
            <text:p text:style-name="P16"/>
            <text:p text:style-name="P16"/>
            <text:p text:style-name="P32"><text:span text:style-name="T1">struct</text:span><text:span text:style-name="T2"> A{</text:span></text:p>
            <text:p text:style-name="P32"><text:span text:style-name="T2"><text:tab/></text:span><text:span text:style-name="T3">int</text:span><text:span text:style-name="T2"> value1;</text:span></text:p>
            <text:p text:style-name="P32"><text:span text:style-name="T2">};</text:span></text:p>
            <text:p text:style-name="P16"/>
            <text:p text:style-name="P32"><text:span text:style-name="T1">struct</text:span><text:span text:style-name="T2"> B{</text:span></text:p>
            <text:p text:style-name="P32"><text:span text:style-name="T2"><text:tab/></text:span><text:span text:style-name="T3">int</text:span><text:span text:style-name="T2"> value1;</text:span></text:p>
            <text:p text:style-name="P32"><text:span text:style-name="T2"><text:tab/></text:span><text:span text:style-name="T3">int</text:span><text:span text:style-name="T2"> value2;</text:span></text:p>
            <text:p text:style-name="P32"><text:span text:style-name="T2">};</text:span></text:p>
            <text:p text:style-name="P16"/>
            <text:p text:style-name="P32"><text:span text:style-name="T1">struct</text:span><text:span text:style-name="T2"> C{</text:span></text:p>
            <text:p text:style-name="P32"><text:span text:style-name="T2"><text:tab/></text:span><text:span text:style-name="T3">int</text:span><text:span text:style-name="T2"> value1;</text:span></text:p>
            <text:p text:style-name="P32"><text:span text:style-name="T2"><text:tab/></text:span><text:span text:style-name="T3">int</text:span><text:span text:style-name="T2"> value2;</text:span></text:p>
            <text:p text:style-name="P32"><text:span text:style-name="T2"><text:tab/></text:span><text:span text:style-name="T3">int</text:span><text:span text:style-name="T2"> value3;</text:span></text:p>
            <text:p text:style-name="P32"><text:span text:style-name="T2">};</text:span></text:p>
            <text:p text:style-name="P16"/>
            <text:p text:style-name="P16"/>
            <text:p text:style-name="P32"><text:span text:style-name="T3">int</text:span><text:span text:style-name="T2"> </text:span><text:span text:style-name="T4">main</text:span><text:span text:style-name="T2">()</text:span></text:p>
            <text:p text:style-name="P32"><text:span text:style-name="T2">{</text:span></text:p>
            <text:p text:style-name="P32"><text:span text:style-name="T2"><text:tab/>A</text:span><text:span text:style-name="T5">*</text:span><text:span text:style-name="T2"> a </text:span><text:span text:style-name="T5">=</text:span><text:span text:style-name="T2"> </text:span><text:span text:style-name="T1">new</text:span><text:span text:style-name="T2"> A();</text:span></text:p>
            <text:p text:style-name="P32"><text:span text:style-name="T2"><text:tab/>B</text:span><text:span text:style-name="T5">*</text:span><text:span text:style-name="T2"> b </text:span><text:span text:style-name="T5">=</text:span><text:span text:style-name="T2"> </text:span><text:span text:style-name="T1">new</text:span><text:span text:style-name="T2"> B();</text:span></text:p>
            <text:p text:style-name="P32"><text:span text:style-name="T2"><text:tab/>C</text:span><text:span text:style-name="T5">*</text:span><text:span text:style-name="T2"> c </text:span><text:span text:style-name="T5">=</text:span><text:span text:style-name="T2"> </text:span><text:span text:style-name="T1">new</text:span><text:span text:style-name="T2"> C();</text:span></text:p>
            <text:p text:style-name="P32"><text:span text:style-name="T2"><text:tab/></text:span><text:span text:style-name="T1">delete</text:span><text:span text:style-name="T2">(a);</text:span></text:p>
            <text:p text:style-name="P32"><text:span text:style-name="T2"><text:tab/></text:span><text:span text:style-name="T1">delete</text:span><text:span text:style-name="T2">(b);</text:span></text:p>
            <text:p text:style-name="P32"><text:span text:style-name="T2"><text:tab/></text:span><text:span text:style-name="T1">delete</text:span><text:span text:style-name="T2">(c);</text:span></text:p>
            <text:p text:style-name="P16"/>
            <text:p text:style-name="P32"><text:span text:style-name="T2"><text:s text:c="4"/></text:span><text:span text:style-name="T1">return</text:span><text:span text:style-name="T2"> </text:span><text:span text:style-name="T5">0</text:span><text:span text:style-name="T2">;</text:span></text:p>
            <text:p text:style-name="P24"><text:span text:style-name="T7">}</text:span></text:p>
          </table:table-cell>
        </table:table-row>
      </table:table>
      <text:h text:style-name="P55" text:outline-level="1"><text:bookmark-start text:name="__RefHeading___Toc21940_2216427884"/><text:soft-page-break/>Questão <text:span text:style-name="T14">10</text:span><text:bookmark-end text:name="__RefHeading___Toc21940_2216427884"/></text:h>
      <text:p text:style-name="P51">Implemente um pool de mem<text:span text:style-name="T14">ó</text:span>ria para 1000 objetos de um tipo T, partindo de MemoryPool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MemoryPool.h</text:p>
          </table:table-cell>
        </table:table-row>
        <table:table-row>
          <table:table-cell table:style-name="Table10.A2" office:value-type="string">
            <text:p text:style-name="P47"><text:span text:style-name="T6">#ifndef MEMORY_POOL_H</text:span></text:p>
            <text:p text:style-name="P33"><text:span text:style-name="T6">#define MEMORY_POOL_H</text:span></text:p>
            <text:p text:style-name="P17"/>
            <text:p text:style-name="P33"><text:span text:style-name="T6">#include &lt;vector&gt;</text:span></text:p>
            <text:p text:style-name="P33"><text:span text:style-name="T6">#include &lt;new&gt; </text:span></text:p>
            <text:p text:style-name="P33"><text:span text:style-name="T6">#include &lt;iterator&gt;</text:span></text:p>
            <text:p text:style-name="P33"><text:span text:style-name="T6">#include &lt;iostream&gt;</text:span></text:p>
            <text:p text:style-name="P17"/>
            <text:p text:style-name="P33"><text:span text:style-name="T2">template </text:span><text:span text:style-name="T5">&lt;</text:span><text:span text:style-name="T2">class T</text:span><text:span text:style-name="T5">&gt;</text:span></text:p>
            <text:p text:style-name="P33"><text:span text:style-name="T2">class MemoryPool</text:span></text:p>
            <text:p text:style-name="P33"><text:span text:style-name="T2">{</text:span></text:p>
            <text:p text:style-name="P33"><text:span text:style-name="T12">private:</text:span></text:p>
            <text:p text:style-name="P33"><text:span text:style-name="T2"><text:tab/></text:span><text:span text:style-name="T1">static</text:span><text:span text:style-name="T2"> constexpr </text:span><text:span text:style-name="T3">size_t</text:span><text:span text:style-name="T2"> POOL_SIZE </text:span><text:span text:style-name="T5">=</text:span><text:span text:style-name="T2"> </text:span><text:span text:style-name="T5">1000</text:span><text:span text:style-name="T2">;</text:span></text:p>
            <text:p text:style-name="P33"><text:span text:style-name="T2"><text:tab/>std</text:span><text:span text:style-name="T5">::</text:span><text:span text:style-name="T2">vector</text:span><text:span text:style-name="T5">&lt;</text:span><text:span text:style-name="T3">size_t</text:span><text:span text:style-name="T5">&gt;</text:span><text:span text:style-name="T2"> freed_;</text:span></text:p>
            <text:p text:style-name="P33"><text:span text:style-name="T2"><text:tab/></text:span><text:span text:style-name="T3">size_t</text:span><text:span text:style-name="T2"> next_ </text:span><text:span text:style-name="T5">=</text:span><text:span text:style-name="T2"> </text:span><text:span text:style-name="T5">0</text:span><text:span text:style-name="T2">;</text:span></text:p>
            <text:p text:style-name="P33"><text:span text:style-name="T2"><text:tab/>T pool_[POOL_SIZE];</text:span></text:p>
            <text:p text:style-name="P17"/>
            <text:p text:style-name="P33"><text:span text:style-name="T12">public:</text:span></text:p>
            <text:p text:style-name="P33"><text:span text:style-name="T2"><text:tab/>MemoryPool(){}</text:span></text:p>
            <text:p text:style-name="P33"><text:span text:style-name="T2"><text:tab/>virtual </text:span><text:span text:style-name="T5">~</text:span><text:span text:style-name="T2">MemoryPool(){}</text:span></text:p>
            <text:p text:style-name="P17"/>
            <text:p text:style-name="P33"><text:span text:style-name="T2"><text:tab/></text:span><text:span text:style-name="T3">void</text:span><text:span text:style-name="T5">*</text:span><text:span text:style-name="T2"> allocate(</text:span><text:span text:style-name="T3">size_t</text:span><text:span text:style-name="T2">){</text:span></text:p>
            <text:p text:style-name="P33"><text:span text:style-name="T2"><text:tab/><text:tab/></text:span><text:span text:style-name="T3">int</text:span><text:span text:style-name="T2"> index </text:span><text:span text:style-name="T5">=</text:span><text:span text:style-name="T2"> </text:span><text:span text:style-name="T5">0</text:span><text:span text:style-name="T2">;</text:span></text:p>
            <text:p text:style-name="P17"/>
            <text:p text:style-name="P33"><text:span text:style-name="T2"><text:tab/><text:tab/></text:span><text:span text:style-name="T1">if</text:span><text:span text:style-name="T2">(freed_.empty()){</text:span></text:p>
            <text:p text:style-name="P17"/>
            <text:p text:style-name="P33"><text:span text:style-name="T2"><text:tab/><text:tab/><text:tab/></text:span><text:span text:style-name="T1">if</text:span><text:span text:style-name="T2">(next_ </text:span><text:span text:style-name="T5">&gt;=</text:span><text:span text:style-name="T2"> POOL_SIZE){</text:span></text:p>
            <text:p text:style-name="P33"><text:span text:style-name="T2"><text:tab/><text:tab/><text:tab/><text:tab/>throw std</text:span><text:span text:style-name="T5">::</text:span><text:span text:style-name="T2">bad_alloc();</text:span></text:p>
            <text:p text:style-name="P33"><text:span text:style-name="T2"><text:tab/><text:tab/><text:tab/>}</text:span></text:p>
            <text:p text:style-name="P17"/>
            <text:p text:style-name="P33"><text:span text:style-name="T2"><text:tab/><text:tab/><text:tab/>index </text:span><text:span text:style-name="T5">=</text:span><text:span text:style-name="T2"> next_</text:span><text:span text:style-name="T5">++</text:span><text:span text:style-name="T2">;</text:span></text:p>
            <text:p text:style-name="P17"/>
            <text:p text:style-name="P33"><text:span text:style-name="T2"><text:tab/><text:tab/><text:tab/>std</text:span><text:span text:style-name="T5">::</text:span><text:span text:style-name="T2">cout </text:span><text:span text:style-name="T5">&lt;&lt;</text:span><text:span text:style-name="T2"> </text:span><text:span text:style-name="T10">"MemoryPool.allocate: using new memory.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17"/>
            <text:p text:style-name="P33"><text:span text:style-name="T2"><text:tab/><text:tab/>} </text:span><text:span text:style-name="T1">else</text:span><text:span text:style-name="T2">{</text:span></text:p>
            <text:p text:style-name="P17"/>
            <text:p text:style-name="P33"><text:span text:style-name="T2"><text:tab/><text:tab/><text:tab/></text:span><text:span text:style-name="T9">// http://stackoverflow.com/questions/12600330/pop-back-return-value</text:span></text:p>
            <text:p text:style-name="P33"><text:span text:style-name="T2"><text:tab/><text:tab/><text:tab/>index </text:span><text:span text:style-name="T5">=</text:span><text:span text:style-name="T2"> freed_.back();</text:span></text:p>
            <text:p text:style-name="P33"><text:span text:style-name="T2"><text:tab/><text:tab/><text:tab/>freed_.pop_back();</text:span></text:p>
            <text:p text:style-name="P33"><text:span text:style-name="T2"><text:tab/><text:tab/><text:tab/></text:span></text:p>
            <text:p text:style-name="P33"><text:span text:style-name="T2"><text:tab/><text:tab/><text:tab/>std</text:span><text:span text:style-name="T5">::</text:span><text:span text:style-name="T2">cout </text:span><text:span text:style-name="T5">&lt;&lt;</text:span><text:span text:style-name="T2"> </text:span><text:span text:style-name="T10">"MemoryPool.allocate: using freed memory.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17"/>
            <text:p text:style-name="P33"><text:span text:style-name="T2"><text:tab/><text:tab/>}</text:span></text:p>
            <text:p text:style-name="P17"/>
            <text:p text:style-name="P33"><text:span text:style-name="T2"><text:tab/><text:tab/>std</text:span><text:span text:style-name="T5">::</text:span><text:span text:style-name="T2">cout </text:span><text:span text:style-name="T5">&lt;&lt;</text:span><text:span text:style-name="T2"> </text:span><text:span text:style-name="T10">"MemoryPool.allocate: index = "</text:span><text:span text:style-name="T2"> </text:span><text:span text:style-name="T5">&lt;&lt;</text:span><text:span text:style-name="T2"> index </text:span><text:span text:style-name="T5">&lt;&lt;</text:span><text:span text:style-name="T2"> std</text:span><text:span text:style-name="T5">::</text:span><text:span text:style-name="T2">endl;</text:span></text:p>
            <text:p text:style-name="P17"/>
            <text:p text:style-name="P33"><text:span text:style-name="T2"><text:tab/><text:tab/></text:span><text:span text:style-name="T3">void</text:span><text:span text:style-name="T5">*</text:span><text:span text:style-name="T2"> p </text:span><text:span text:style-name="T5">=</text:span><text:span text:style-name="T2"> </text:span><text:span text:style-name="T5">&amp;</text:span><text:span text:style-name="T2">pool_[index];</text:span></text:p>
            <text:p text:style-name="P33"><text:span text:style-name="T2"><text:tab/><text:tab/></text:span><text:span text:style-name="T1">return</text:span><text:span text:style-name="T2"> p;</text:span></text:p>
            <text:p text:style-name="P17"/>
            <text:p text:style-name="P33"><text:span text:style-name="T2"><text:tab/>}</text:span></text:p>
            <text:p text:style-name="P17"/>
            <text:p text:style-name="P33"><text:span text:style-name="T2"><text:tab/></text:span><text:span text:style-name="T3">void</text:span><text:span text:style-name="T2"> release(</text:span><text:span text:style-name="T3">void</text:span><text:span text:style-name="T5">*</text:span><text:span text:style-name="T2"> p){</text:span></text:p>
            <text:p text:style-name="P33"><text:span text:style-name="T2"><text:tab/><text:tab/>freed_.push_back( std</text:span><text:span text:style-name="T5">::</text:span><text:span text:style-name="T2">distance(pool_, (T</text:span><text:span text:style-name="T5">*</text:span><text:span text:style-name="T2">)p));</text:span></text:p>
            <text:p text:style-name="P33"><text:span text:style-name="T2"><text:tab/>}</text:span></text:p>
            <text:p text:style-name="P33"><text:soft-page-break/><text:span text:style-name="T2">};</text:span></text:p>
            <text:p text:style-name="P17"/>
            <text:p text:style-name="P25"><text:span text:style-name="T7">#endif </text:span>// MEMORY_POOL_H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0">main.cpp</text:p>
          </table:table-cell>
        </table:table-row>
        <table:table-row>
          <table:table-cell table:style-name="Table4.A2" office:value-type="string">
            <text:p text:style-name="P49"><text:span text:style-name="T6">#include &lt;iostream&gt;</text:span></text:p>
            <text:p text:style-name="P34"><text:span text:style-name="T6">#include "MemoryPool.h"</text:span></text:p>
            <text:p text:style-name="P34"><text:span text:style-name="T6">#include &lt;vector&gt;</text:span></text:p>
            <text:p text:style-name="P18"/>
            <text:p text:style-name="P34"><text:span text:style-name="T1">struct</text:span><text:span text:style-name="T2"> A{</text:span></text:p>
            <text:p text:style-name="P34"><text:span text:style-name="T2"><text:tab/></text:span><text:span text:style-name="T3">int</text:span><text:span text:style-name="T2"> value_ </text:span><text:span text:style-name="T5">=</text:span><text:span text:style-name="T2"> </text:span><text:span text:style-name="T5">0</text:span><text:span text:style-name="T2">;</text:span></text:p>
            <text:p text:style-name="P34"><text:span text:style-name="T2"><text:tab/>A(){}</text:span></text:p>
            <text:p text:style-name="P34"><text:span text:style-name="T2"><text:tab/>A(</text:span><text:span text:style-name="T3">int</text:span><text:span text:style-name="T2"> value) </text:span><text:span text:style-name="T5">:</text:span><text:span text:style-name="T2"> value_(value){</text:span></text:p>
            <text:p text:style-name="P18"/>
            <text:p text:style-name="P34"><text:span text:style-name="T2"><text:tab/>}</text:span></text:p>
            <text:p text:style-name="P34"><text:span text:style-name="T2"><text:tab/></text:span><text:span text:style-name="T1">virtual</text:span><text:span text:style-name="T2"> </text:span><text:span text:style-name="T5">~</text:span><text:span text:style-name="T2">A(){};</text:span></text:p>
            <text:p text:style-name="P34"><text:span text:style-name="T2">};</text:span></text:p>
            <text:p text:style-name="P18"/>
            <text:p text:style-name="P34"><text:span text:style-name="T3">void</text:span><text:span text:style-name="T5">*</text:span><text:span text:style-name="T2"> </text:span><text:span text:style-name="T1">operator</text:span><text:span text:style-name="T2"> </text:span><text:span text:style-name="T4">new</text:span><text:span text:style-name="T2"> (</text:span><text:span text:style-name="T3">size_t</text:span><text:span text:style-name="T2"> n, MemoryPool</text:span><text:span text:style-name="T5">&lt;</text:span><text:span text:style-name="T2">A</text:span><text:span text:style-name="T5">&gt;*</text:span><text:span text:style-name="T2"> pool) {</text:span></text:p>
            <text:p text:style-name="P34"><text:span text:style-name="T2"><text:tab/>std</text:span><text:span text:style-name="T5">::</text:span><text:span text:style-name="T2">cout </text:span><text:span text:style-name="T5">&lt;&lt;</text:span><text:span text:style-name="T2"> </text:span><text:span text:style-name="T10">"new: custom memory pool."</text:span><text:span text:style-name="T5">&lt;&lt;</text:span><text:span text:style-name="T2"> std</text:span><text:span text:style-name="T5">::</text:span><text:span text:style-name="T2">endl;</text:span></text:p>
            <text:p text:style-name="P34"><text:span text:style-name="T2"><text:tab/></text:span><text:span text:style-name="T3">void</text:span><text:span text:style-name="T5">*</text:span><text:span text:style-name="T2"> p </text:span><text:span text:style-name="T5">=</text:span><text:span text:style-name="T2"> pool</text:span><text:span text:style-name="T5">-&gt;</text:span><text:span text:style-name="T2">allocate(n);</text:span></text:p>
            <text:p text:style-name="P18"/>
            <text:p text:style-name="P34"><text:span text:style-name="T2"><text:tab/></text:span><text:span text:style-name="T1">return</text:span><text:span text:style-name="T2"> p;</text:span></text:p>
            <text:p text:style-name="P34"><text:span text:style-name="T2">}</text:span></text:p>
            <text:p text:style-name="P18"/>
            <text:p text:style-name="P34"><text:span text:style-name="T3">void</text:span><text:span text:style-name="T2"> </text:span><text:span text:style-name="T1">operator</text:span><text:span text:style-name="T2"> </text:span><text:span text:style-name="T4">delete</text:span><text:span text:style-name="T2"> (</text:span><text:span text:style-name="T3">void</text:span><text:span text:style-name="T5">*</text:span><text:span text:style-name="T2"> p, MemoryPool</text:span><text:span text:style-name="T5">&lt;</text:span><text:span text:style-name="T2">A</text:span><text:span text:style-name="T5">&gt;*</text:span><text:span text:style-name="T2"> pool) {</text:span></text:p>
            <text:p text:style-name="P34"><text:span text:style-name="T2"><text:tab/>std</text:span><text:span text:style-name="T5">::</text:span><text:span text:style-name="T2">cout </text:span><text:span text:style-name="T5">&lt;&lt;</text:span><text:span text:style-name="T2"> </text:span><text:span text:style-name="T10">"delete: custom memory pool."</text:span><text:span text:style-name="T5">&lt;&lt;</text:span><text:span text:style-name="T2"> std</text:span><text:span text:style-name="T5">::</text:span><text:span text:style-name="T2">endl;</text:span></text:p>
            <text:p text:style-name="P34"><text:span text:style-name="T2"><text:tab/>pool</text:span><text:span text:style-name="T5">-&gt;</text:span><text:span text:style-name="T2">release(p);</text:span></text:p>
            <text:p text:style-name="P34"><text:span text:style-name="T2">}</text:span></text:p>
            <text:p text:style-name="P18"/>
            <text:p text:style-name="P34"><text:span text:style-name="T2">MemoryPool</text:span><text:span text:style-name="T5">&lt;</text:span><text:span text:style-name="T2">A</text:span><text:span text:style-name="T5">&gt;</text:span><text:span text:style-name="T2"> pool;</text:span></text:p>
            <text:p text:style-name="P18"/>
            <text:p text:style-name="P34"><text:span text:style-name="T3">int</text:span><text:span text:style-name="T2"> </text:span><text:span text:style-name="T4">main</text:span><text:span text:style-name="T2">()</text:span></text:p>
            <text:p text:style-name="P34"><text:span text:style-name="T2">{</text:span></text:p>
            <text:p text:style-name="P34"><text:span text:style-name="T2"><text:tab/>std</text:span><text:span text:style-name="T5">::</text:span><text:span text:style-name="T2">vector</text:span><text:span text:style-name="T5">&lt;</text:span><text:span text:style-name="T2">A</text:span><text:span text:style-name="T5">*&gt;</text:span><text:span text:style-name="T2"> instances;</text:span></text:p>
            <text:p text:style-name="P18"/>
            <text:p text:style-name="P34"><text:span text:style-name="T2"><text:tab/></text:span><text:span text:style-name="T1">for</text:span><text:span text:style-name="T2"> (</text:span><text:span text:style-name="T3">int</text:span><text:span text:style-name="T2"> i </text:span><text:span text:style-name="T5">=</text:span><text:span text:style-name="T2"> </text:span><text:span text:style-name="T5">0</text:span><text:span text:style-name="T2">; i </text:span><text:span text:style-name="T5">&lt;</text:span><text:span text:style-name="T2"> </text:span><text:span text:style-name="T5">10</text:span><text:span text:style-name="T2">; i</text:span><text:span text:style-name="T5">++</text:span><text:span text:style-name="T2">){;</text:span></text:p>
            <text:p text:style-name="P34"><text:span text:style-name="T2"><text:tab/><text:tab/>instances.push_back(</text:span><text:span text:style-name="T1">new</text:span><text:span text:style-name="T2"> (</text:span><text:span text:style-name="T5">&amp;</text:span><text:span text:style-name="T2">pool) A(i));</text:span></text:p>
            <text:p text:style-name="P34"><text:span text:style-name="T2"><text:tab/><text:tab/>std</text:span><text:span text:style-name="T5">::</text:span><text:span text:style-name="T2">cout </text:span><text:span text:style-name="T5">&lt;&lt;</text:span><text:span text:style-name="T2"> </text:span><text:span text:style-name="T10">"</text:span><text:span text:style-name="T11">\t</text:span><text:span text:style-name="T10">A.value = "</text:span><text:span text:style-name="T2"> </text:span><text:span text:style-name="T5">&lt;&lt;</text:span><text:span text:style-name="T2"> instances[i]</text:span><text:span text:style-name="T5">-&gt;</text:span><text:span text:style-name="T2">value_ </text:span><text:span text:style-name="T5">&lt;&lt;</text:span><text:span text:style-name="T2"> std</text:span><text:span text:style-name="T5">::</text:span><text:span text:style-name="T2">endl;</text:span></text:p>
            <text:p text:style-name="P34"><text:span text:style-name="T2"><text:tab/>}</text:span></text:p>
            <text:p text:style-name="P18"/>
            <text:p text:style-name="P34"><text:span text:style-name="T2"><text:tab/></text:span><text:span text:style-name="T1">for</text:span><text:span text:style-name="T2"> (</text:span><text:span text:style-name="T3">int</text:span><text:span text:style-name="T2"> i </text:span><text:span text:style-name="T5">=</text:span><text:span text:style-name="T2"> </text:span><text:span text:style-name="T5">0</text:span><text:span text:style-name="T2">; i </text:span><text:span text:style-name="T5">&lt;</text:span><text:span text:style-name="T2"> </text:span><text:span text:style-name="T5">10</text:span><text:span text:style-name="T2">; i</text:span><text:span text:style-name="T5">+=2</text:span><text:span text:style-name="T2">){</text:span></text:p>
            <text:p text:style-name="P34"><text:span text:style-name="T2"><text:tab/><text:tab/>std</text:span><text:span text:style-name="T5">::</text:span><text:span text:style-name="T2">cout </text:span><text:span text:style-name="T5">&lt;&lt;</text:span><text:span text:style-name="T2"> </text:span><text:span text:style-name="T10">"</text:span><text:span text:style-name="T11">\t</text:span><text:span text:style-name="T10">deleting i = "</text:span><text:span text:style-name="T2"> </text:span><text:span text:style-name="T5">&lt;&lt;</text:span><text:span text:style-name="T2"> i </text:span><text:span text:style-name="T5">&lt;&lt;</text:span><text:span text:style-name="T2"> </text:span><text:span text:style-name="T10">", A = "</text:span><text:span text:style-name="T2"> </text:span><text:span text:style-name="T5">&lt;&lt;</text:span><text:span text:style-name="T2"> instances[i]</text:span><text:span text:style-name="T5">-&gt;</text:span><text:span text:style-name="T2">value_ </text:span><text:span text:style-name="T5">&lt;&lt;</text:span><text:span text:style-name="T2"> std</text:span><text:span text:style-name="T5">::</text:span><text:span text:style-name="T2">endl;</text:span></text:p>
            <text:p text:style-name="P34"><text:span text:style-name="T2"><text:tab/><text:tab/></text:span><text:span text:style-name="T1">operator</text:span><text:span text:style-name="T2"> </text:span><text:span text:style-name="T1">delete</text:span><text:span text:style-name="T2">(instances[i], </text:span><text:span text:style-name="T5">&amp;</text:span><text:span text:style-name="T2">pool);</text:span></text:p>
            <text:p text:style-name="P34"><text:span text:style-name="T2"><text:tab/>}</text:span></text:p>
            <text:p text:style-name="P18"/>
            <text:p text:style-name="P34"><text:span text:style-name="T2"><text:tab/></text:span><text:span text:style-name="T1">for</text:span><text:span text:style-name="T2"> (</text:span><text:span text:style-name="T3">int</text:span><text:span text:style-name="T2"> i </text:span><text:span text:style-name="T5">=</text:span><text:span text:style-name="T2"> </text:span><text:span text:style-name="T5">0</text:span><text:span text:style-name="T2">; i </text:span><text:span text:style-name="T5">&lt;</text:span><text:span text:style-name="T2"> </text:span><text:span text:style-name="T5">10</text:span><text:span text:style-name="T2">; i</text:span><text:span text:style-name="T5">+=2</text:span><text:span text:style-name="T2">){</text:span></text:p>
            <text:p text:style-name="P34"><text:span text:style-name="T2"><text:tab/><text:tab/>instances[i] </text:span><text:span text:style-name="T5">=</text:span><text:span text:style-name="T2"> </text:span><text:span text:style-name="T1">new</text:span><text:span text:style-name="T2"> (</text:span><text:span text:style-name="T5">&amp;</text:span><text:span text:style-name="T2">pool) A(i</text:span><text:span text:style-name="T5">+10</text:span><text:span text:style-name="T2">);</text:span></text:p>
            <text:p text:style-name="P34"><text:span text:style-name="T2"><text:tab/><text:tab/>std</text:span><text:span text:style-name="T5">::</text:span><text:span text:style-name="T2">cout </text:span><text:span text:style-name="T5">&lt;&lt;</text:span><text:span text:style-name="T2"> </text:span><text:span text:style-name="T10">"</text:span><text:span text:style-name="T11">\t</text:span><text:span text:style-name="T10">A.value = "</text:span><text:span text:style-name="T2"> </text:span><text:span text:style-name="T5">&lt;&lt;</text:span><text:span text:style-name="T2"> instances[i]</text:span><text:span text:style-name="T5">-&gt;</text:span><text:span text:style-name="T2">value_ </text:span><text:span text:style-name="T5">&lt;&lt;</text:span><text:span text:style-name="T2"> std</text:span><text:span text:style-name="T5">::</text:span><text:span text:style-name="T2">endl;</text:span></text:p>
            <text:p text:style-name="P34"><text:span text:style-name="T2"><text:tab/>}</text:span></text:p>
            <text:p text:style-name="P18"/>
            <text:p text:style-name="P34"><text:span text:style-name="T2"><text:tab/>std</text:span><text:span text:style-name="T5">::</text:span><text:span text:style-name="T2">cout </text:span><text:span text:style-name="T5">&lt;&lt;</text:span><text:span text:style-name="T2"> </text:span><text:span text:style-name="T10">"RESULT:"</text:span><text:span text:style-name="T2"> </text:span><text:span text:style-name="T5">&lt;&lt;</text:span><text:span text:style-name="T2"> std</text:span><text:span text:style-name="T5">::</text:span><text:span text:style-name="T2">endl;</text:span></text:p>
            <text:p text:style-name="P34"><text:span text:style-name="T2"><text:tab/></text:span><text:span text:style-name="T1">for</text:span><text:span text:style-name="T2"> (</text:span><text:span text:style-name="T3">int</text:span><text:span text:style-name="T2"> i </text:span><text:span text:style-name="T5">=</text:span><text:span text:style-name="T2"> </text:span><text:span text:style-name="T5">0</text:span><text:span text:style-name="T2">; i </text:span><text:span text:style-name="T5">&lt;</text:span><text:span text:style-name="T2"> </text:span><text:span text:style-name="T5">10</text:span><text:span text:style-name="T2">; i</text:span><text:span text:style-name="T5">++</text:span><text:span text:style-name="T2">){;</text:span></text:p>
            <text:p text:style-name="P34"><text:span text:style-name="T2"><text:tab/><text:tab/>std</text:span><text:span text:style-name="T5">::</text:span><text:span text:style-name="T2">cout </text:span><text:span text:style-name="T5">&lt;&lt;</text:span><text:span text:style-name="T2"> </text:span><text:span text:style-name="T10">"</text:span><text:span text:style-name="T11">\t</text:span><text:span text:style-name="T10">A.value = "</text:span><text:span text:style-name="T2"> </text:span><text:span text:style-name="T5">&lt;&lt;</text:span><text:span text:style-name="T2"> instances[i]</text:span><text:span text:style-name="T5">-&gt;</text:span><text:span text:style-name="T2">value_ </text:span><text:span text:style-name="T5">&lt;&lt;</text:span><text:span text:style-name="T2"> std</text:span><text:span text:style-name="T5">::</text:span><text:span text:style-name="T2">endl;</text:span></text:p>
            <text:p text:style-name="P34"><text:span text:style-name="T2"><text:tab/>}</text:span></text:p>
            <text:p text:style-name="P18"/>
            <text:p text:style-name="P34"><text:soft-page-break/><text:span text:style-name="T2"><text:s text:c="4"/></text:span><text:span text:style-name="T1">return</text:span><text:span text:style-name="T2"> </text:span><text:span text:style-name="T5">0</text:span><text:span text:style-name="T2">;</text:span></text:p>
            <text:p text:style-name="P26"><text:span text:style-name="T7">}</text:span></text:p>
          </table:table-cell>
        </table:table-row>
      </table:table>
      <text:h text:style-name="P56" text:outline-level="1"><text:bookmark-start text:name="__RefHeading___Toc21942_2216427884"/>Questão <text:span text:style-name="T14">11</text:span><text:bookmark-end text:name="__RefHeading___Toc21942_2216427884"/></text:h>
      <text:p text:style-name="Question">Mostre como o "problema" de visibilidade de nomes de C++ se reproduz no caso de sobrescrita dos operator new e delete.</text:p>
      <text:p text:style-name="Addressee">A resolução dos operadores new/delete é realizada em tempo de linkagem. Apesar de das regras de linkagem de bibliotecas tipo “*.so” especificarem que o símbolo utilizado é aquele da biblioteca carregada primeiro, o padrão determina que operadores new/delete definidos pelo usuário substituem as implementações default. </text:p>
      <text:p text:style-name="Addressee">O compilador implementa este comportamento marcando as funções padrões como referências "fracas", que são sobrescritas pelo linker se outro simbolo com o mesmo nome for encontrado.</text:p>
      <text:p text:style-name="Addressee">Fonte:<text:tab/>http://stackoverflow.com/questions/37041819/without-root-access-run-r-with-tuned-blas-when-it-is-linked-with-reference-blas/37064043#37064043</text:p>
      <text:p text:style-name="Addressee"><text:tab/><text:tab/>http://stackoverflow.com/a/8186116/702828</text:p>
      <text:p text:style-name="Addressee"><text:tab/><text:tab/>http://stackoverflow.com/questions/37145235/c-custom-global-new-delete-overriding-system-libra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4-30T13:24:11.588820219</dc:date>
    <meta:editing-duration>PT1H55M34S</meta:editing-duration>
    <meta:editing-cycles>61</meta:editing-cycles>
    <meta:generator>LibreOffice/5.3.2.2$Linux_X86_64 LibreOffice_project/30m0$Build-2</meta:generator>
    <meta:document-statistic meta:table-count="10" meta:image-count="0" meta:object-count="0" meta:page-count="11" meta:paragraph-count="413" meta:word-count="1522" meta:character-count="12218" meta:non-whitespace-character-count="10587"/>
  </office:meta>
</office:document-meta>
</file>